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paragraph-rsid="00072022"/>
    </style:style>
    <style:style style:name="P2" style:family="paragraph" style:parent-style-name="Standard">
      <style:paragraph-properties fo:line-height="115%" fo:text-align="justify" style:justify-single-word="false"/>
      <style:text-properties officeooo:paragraph-rsid="0008d129"/>
    </style:style>
    <style:style style:name="P3" style:family="paragraph" style:parent-style-name="Standard">
      <style:paragraph-properties fo:line-height="115%" fo:text-align="justify" style:justify-single-word="false"/>
      <style:text-properties officeooo:paragraph-rsid="000a21dc"/>
    </style:style>
    <style:style style:name="P4" style:family="paragraph" style:parent-style-name="Standard">
      <style:paragraph-properties fo:line-height="115%" fo:text-align="justify" style:justify-single-word="false"/>
      <style:text-properties style:font-name="Liberation Serif" officeooo:paragraph-rsid="00072022"/>
    </style:style>
    <style:style style:name="P5" style:family="paragraph" style:parent-style-name="Standard">
      <style:paragraph-properties fo:line-height="115%" fo:text-align="justify" style:justify-single-word="false"/>
      <style:text-properties style:font-name="Liberation Serif" officeooo:paragraph-rsid="0008d129"/>
    </style:style>
    <style:style style:name="P6" style:family="paragraph" style:parent-style-name="Standard">
      <style:paragraph-properties fo:line-height="115%" fo:text-align="justify" style:justify-single-word="false"/>
      <style:text-properties style:font-name="Liberation Serif" officeooo:paragraph-rsid="000a21dc"/>
    </style:style>
    <style:style style:name="P7" style:family="paragraph" style:parent-style-name="Standard">
      <style:paragraph-properties fo:line-height="115%"/>
      <style:text-properties style:font-name="Liberation Serif" officeooo:paragraph-rsid="00072022"/>
    </style:style>
    <style:style style:name="P8" style:family="paragraph" style:parent-style-name="Standard">
      <style:paragraph-properties fo:line-height="115%" fo:text-align="justify" style:justify-single-word="false"/>
      <style:text-properties style:font-name="Liberation Serif" officeooo:rsid="0008d129" officeooo:paragraph-rsid="0008d129"/>
    </style:style>
    <style:style style:name="P9" style:family="paragraph" style:parent-style-name="Standard">
      <style:paragraph-properties fo:line-height="115%" fo:text-align="justify" style:justify-single-word="false"/>
      <style:text-properties style:font-name="Liberation Serif" fo:font-weight="bold" officeooo:paragraph-rsid="00072022" style:font-weight-asian="bold" style:font-weight-complex="bold"/>
    </style:style>
    <style:style style:name="P10" style:family="paragraph" style:parent-style-name="Standard">
      <style:paragraph-properties fo:line-height="115%" fo:text-align="justify" style:justify-single-word="false" fo:break-before="page"/>
      <style:text-properties style:font-name="Liberation Serif" fo:font-weight="bold" officeooo:paragraph-rsid="000a21dc" style:font-weight-asian="bold" style:font-weight-complex="bold"/>
    </style:style>
    <style:style style:name="P11" style:family="paragraph" style:parent-style-name="Standard">
      <style:paragraph-properties fo:line-height="115%" fo:text-align="justify" style:justify-single-word="false"/>
      <style:text-properties style:font-name="Liberation Serif" fo:font-weight="bold" officeooo:paragraph-rsid="000a21dc" style:font-weight-asian="bold" style:font-weight-complex="bold"/>
    </style:style>
    <style:style style:name="P12" style:family="paragraph" style:parent-style-name="Standard">
      <style:paragraph-properties fo:line-height="115%" fo:text-align="justify" style:justify-single-word="false"/>
      <style:text-properties style:font-name="Liberation Serif" officeooo:paragraph-rsid="0008d129" fo:background-color="#ffff00"/>
    </style:style>
    <style:style style:name="P13" style:family="paragraph" style:parent-style-name="Standard">
      <loext:graphic-properties draw:fill="solid" draw:fill-color="#ffffff" draw:opacity="100%"/>
      <style:paragraph-properties ch2_options="{'Style': 'arduino', 'Language': 'S', 'UseCharStyles': 1, 'LineNumberRatio': 50, 'LineNumberStart': 1, 'MasterCharStyle': '', 'ShowLineNumbers': 0, 'ColourizeBackground': 1, 'LineNumberSeparator': '  ', 'LineNumberPaddingSymbol': '', 'StoreOptionsWithSnippet': 1}" fo:line-height="100%" fo:text-align="justify" style:justify-single-word="false" fo:background-color="#ffffff"/>
      <style:text-properties style:use-window-font-color="true" loext:opacity="0%" style:font-name="Liberation Serif" fo:language="zxx" fo:country="none" fo:font-style="normal" style:text-underline-style="none" fo:font-weight="normal" officeooo:paragraph-rsid="00072022" fo:background-color="transparent"/>
    </style:style>
    <style:style style:name="P14" style:family="paragraph" style:parent-style-name="Standard">
      <loext:graphic-properties draw:fill="solid" draw:fill-color="#ffffff" draw:opacity="100%"/>
      <style:paragraph-properties ch2_options="{'Style': 'arduino', 'Language': 'S', 'UseCharStyles': 1, 'LineNumberRatio': 50, 'LineNumberStart': 1, 'MasterCharStyle': '', 'ShowLineNumbers': 0, 'ColourizeBackground': 1, 'LineNumberSeparator': '  ', 'LineNumberPaddingSymbol': '', 'StoreOptionsWithSnippet': 1}" fo:line-height="100%" fo:text-align="justify" style:justify-single-word="false" fo:background-color="#ffffff"/>
      <style:text-properties style:use-window-font-color="true" loext:opacity="0%" style:font-name="Liberation Serif" fo:language="zxx" fo:country="none" fo:font-style="normal" style:text-underline-style="none" fo:font-weight="normal" officeooo:paragraph-rsid="0008d129" fo:background-color="transparent"/>
    </style:style>
    <style:style style:name="P15" style:family="paragraph" style:parent-style-name="Standard">
      <loext:graphic-properties draw:fill="solid" draw:fill-color="#ffffff" draw:opacity="100%"/>
      <style:paragraph-properties ch2_options="{'Style': 'arduino', 'Language': 'S', 'UseCharStyles': 1, 'LineNumberRatio': 50, 'LineNumberStart': 1, 'MasterCharStyle': '', 'ShowLineNumbers': 0, 'ColourizeBackground': 1, 'LineNumberSeparator': '  ', 'LineNumberPaddingSymbol': '', 'StoreOptionsWithSnippet': 1}" fo:line-height="100%" fo:text-align="justify" style:justify-single-word="false" fo:background-color="#ffffff"/>
      <style:text-properties officeooo:paragraph-rsid="00072022"/>
    </style:style>
    <style:style style:name="P16" style:family="paragraph" style:parent-style-name="Standard">
      <loext:graphic-properties draw:fill="solid" draw:fill-color="#ffffff" draw:opacity="100%"/>
      <style:paragraph-properties ch2_options="{'Style': 'arduino', 'Language': 'S', 'UseCharStyles': 1, 'LineNumberRatio': 50, 'LineNumberStart': 1, 'MasterCharStyle': '', 'ShowLineNumbers': 0, 'ColourizeBackground': 1, 'LineNumberSeparator': '  ', 'LineNumberPaddingSymbol': '', 'StoreOptionsWithSnippet': 1}" fo:line-height="100%" fo:text-align="justify" style:justify-single-word="false" fo:background-color="#ffffff"/>
      <style:text-properties officeooo:paragraph-rsid="0008d129"/>
    </style:style>
    <style:style style:name="P17" style:family="paragraph" style:parent-style-name="Standard">
      <style:paragraph-properties fo:line-height="115%" fo:text-align="justify" style:justify-single-word="false"/>
      <style:text-properties style:font-name="Liberation Serif" officeooo:paragraph-rsid="0008d129"/>
    </style:style>
    <style:style style:name="T1" style:family="text">
      <style:text-properties style:font-name="Liberation Serif"/>
    </style:style>
    <style:style style:name="T2" style:family="text">
      <style:text-properties style:font-name="Liberation Serif" officeooo:rsid="0008d129"/>
    </style:style>
    <style:style style:name="T3" style:family="text">
      <style:text-properties style:font-name="Liberation Serif" officeooo:rsid="000a21dc"/>
    </style:style>
    <style:style style:name="T4" style:family="text">
      <style:text-properties style:font-name="Liberation Serif" fo:background-color="#ffff00" loext:char-shading-value="0"/>
    </style:style>
    <style:style style:name="T5" style:family="text">
      <style:text-properties style:font-name="Liberation Serif" officeooo:rsid="0008d129" fo:background-color="#ffff00" loext:char-shading-value="0"/>
    </style:style>
    <style:style style:name="T6" style:family="text">
      <style:text-properties style:font-name="Liberation Serif" officeooo:rsid="000a21dc" fo:background-color="#ffff00" loext:char-shading-value="0"/>
    </style:style>
    <style:style style:name="T7" style:family="text">
      <style:text-properties fo:background-color="#ffff00" loext:char-shading-value="0"/>
    </style:style>
    <style:style style:name="T8" style:family="text">
      <style:text-properties fo:background-color="#ffff00" loext:char-shading-value="0"/>
    </style:style>
    <style:style style:name="T9" style:family="text">
      <style:text-properties style:use-window-font-color="true" loext:opacity="0%" style:font-name="DejaVu Sans Mono" fo:font-size="9pt" fo:language="zxx" fo:country="none" fo:font-style="normal" style:text-underline-style="none" fo:font-weight="normal" fo:background-color="transparent" loext:char-shading-value="0" style:font-size-asian="9pt" style:font-size-complex="9pt"/>
    </style:style>
    <style:style style:name="T10" style:family="text">
      <style:text-properties style:font-name="DejaVu Sans Mono" fo:font-size="9pt" style:font-size-asian="9pt" style:font-size-complex="9pt"/>
    </style:style>
    <style:style style:name="T11" style:family="text">
      <style:text-properties style:font-name="DejaVu Sans Mono" fo:font-size="9pt" officeooo:rsid="00114d44" style:font-size-asian="9pt" style:font-size-complex="9pt"/>
    </style:style>
    <style:style style:name="T12" style:family="text">
      <style:text-properties style:font-name="DejaVu Sans Mono" fo:font-size="9pt" officeooo:rsid="00128b09" style:font-size-asian="9pt" style:font-size-complex="9pt"/>
    </style:style>
    <style:style style:name="T13" style:family="text">
      <style:text-properties style:font-name="DejaVu Sans Mono" fo:font-size="9pt" fo:language="zxx" fo:country="none" fo:font-style="normal" style:text-underline-style="none" fo:font-weight="normal" fo:background-color="transparent" loext:char-shading-value="0"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ssociate Editor: Dr. Miriam Zelditch</text:p>
      <text:p text:style-name="P9"><text:line-break/>Comments to the Author:</text:p>
      <text:p text:style-name="P7"/>
      <text:p text:style-name="P4">Like both reviewers, I found your study novel and very interesting, even if the results are inconclusive about modularity. Reviewer #1 presents an insightful, meticulous, and highly informed critique of your methods, and how those relate to both the meanings of the concepts and interpretations of the results.<text:span text:style-name="T7"> This reviewer also points out some limitations of current methods, suggesting an approach that reveal more information about covariance structures.</text:span> Reviewer #2 is more focused on the conceptual framework of the study, asking not only for <text:span text:style-name="T7">further elaboration on the complex reasoning for the prediction about optimal asymmetry but also for greater clarity on its theoretical underpinnings and the meanings of modularity and integration</text:span>, both their relationship to each other and between dispositional properties and observed covariation. Taken together, both reviewers ask for clarity on how you approach analyses of integration and modularity when that approach depends on both the meaning ascribed to the terms and the methods for analyzing covariance structures. Both reviews raise the question of <text:span text:style-name="T7">whether “modularity” is biologically meaningful given your approach to separately superimposing and then concatenating subsets of landmarks</text:span>. You say that this approach does not preclude analyses of remaining covariances, but as Reviewer #1 points out, in studies of modularity, the covariances between blocks do need to have true spatial meaning. This reviewer asks: “How can it be advised to break configurations into modules and perform Procrustes superimposition if it knowingly alters results based on arbitrary decisions that should not alter results?” If you decide to retain this approach, you need a compelling answer to that question. The reviewer suggests that you could bury the results in the Supporting Materials, as you do the results from EMMLi, but why conduct analyses that you later dismiss and bury there?</text:p>
      <text:p text:style-name="P4"><text:line-break/>I would add that this manuscript also needs <text:span text:style-name="T7">greater clarity about (and stronger evidence for) the conclusion that “there is a degree, albeit limited, of variational autonomy between the right and left mandibles.</text:span>” The approach suggested by Reviewer #1 (who supplies code as well), could provide both that clarity and stronger evidence. I have a few additional comments, all concerning minor points. Two are relevant only if you retain the module-by-module analyses. The first concerns a contradiction between two statements of results of those analyses: (lines 257-260) say that the ZCR values for the module-by-module superimposition are lower than for the global superimposition but lines 415-417 say the opposite, that the module-by-module superimposition leads to higher values for the ZCR (Figure 7 agrees with the first statement unless there is an error in the caption). The second concerns your comparison between your results and ours from simulations of random data; you say (line 420) that your results corroborate ours (Zelditch and Swiderski, 2023). But your results are for biological data, and ours were for simulated random data, and <text:span text:style-name="T7">the conditions under which we found invariably significant integration were sliding semilandmarks to minimize bending-energy or sample sizes of at least 500. You did not analyze semilandmarks or have a sample that large, so I do not think that you are corroborating our result that those invariably lead to spurious correlations</text:span>. Another minor point is that it is very difficult to read the long paragraph in the Methods, covering all your hypotheses and all methods for evaluating them; I recommend breaking it into two paragraphs (at line 198) and providing more information about each method. <text:span text:style-name="T7">Finally, you refer to results as either supporting or not supporting the null hypothesis (e.g., in line 248). However, being unable to reject a null hypothesis is not equivalent to supporting it.</text:span></text:p>
      <text:p text:style-name="P9"><text:soft-page-break/>Reviewer(s) Comments to the Author:</text:p>
      <text:p text:style-name="P9">Reviewer:1</text:p>
      <text:p text:style-name="P1"/>
      <text:p text:style-name="P4">This is an interesting research idea, to examine the integration and modularity between hypothetical modules of a grasshopper species with conspicuous asymmetry of mandibles. Because mandibles have an asymmetry that is functional, one might expect that they are developmentally modular yet integrated, and would likely be integrated with head capsule development, despite being separate but articulated structures with the head capsule. To the best of my knowledge, studies that examine both modularity and asymmetry are rare, especially in a coordinated context. The introduction of this manuscript was quite interesting and by the time I arrived at the research objectives, I was intrigued. The methods and results used the available tools that one might typically use with geometric morphometric data to test hypotheses about modularity and integration. However, I was not able to develop an appreciation for insights made by the authors' interpretations of results. The authors evaluated several modular hypotheses and found that it was not easy to decipher the obvious modular hypothesis among several viable hypotheses. I believe the problem was that all the tests performed by the authors examine the strength of covariances partitioned in different ways against the same partitioned covariances in random outcomes, the permutation tests for the CR statistic and r-PLS, for modularity and integration, respectively, but one does not have an appreciation for these covariances based on test statistics, effect sizes, and P-values, alone. <text:span text:style-name="T7">A simple qualitative examination of landmark covariances would do a lot to elucidate the biological significance of the results.</text:span></text:p>
      <text:p text:style-name="P4"/>
      <text:p text:style-name="P4">I believe this research will make a nice contribution to Evolution after re-evaluation of the data. My review probably is not comprehensive because I hit a roadblock when considering the results that I could not get past, and therefore, the major part of my review focuses on the roadblock, perhaps excluding other important components.</text:p>
      <text:p text:style-name="P4"/>
      <text:p text:style-name="P4"><text:span text:style-name="T7">One aspect of this manuscript that is unfortunate, not because of the authors' research, is the reference and subsequent concern paid to "the impact of Procrustes superimposition on results of modularity and integration analyses".</text:span> I'll assert foremost that Procrustes superimposition does not really influence modularity and integration analyses. However, the spatial distribution and density of landmarks -- perhaps influenced by the researcher's arbitrary choice among options -- influences the data produced by Procrustes superimposition, which apparently seems to influence modularity and integration. That there is concern that Procrustes superimposition inherently finds spurious modularity or integration outcomes is unfortunate.<text:span text:style-name="T7"> Indeed, using configurations that have, e.g., a dense field of landmarks in one region and a sparse field of landmarks in another region can -- and most likely will -- inherently find greater modularity if a module that includes the dense field of landmarks, simply because of their spatial proximity, and therefore, strong covariances.</text:span> This is an issue of landmarking, not Procrustes superimposition. Cardini (2019) caused alarm when isotropic scatter simulated on a points of a landmark configuration produced significant and "arbitrary" patterns of integration and modularity. However, the configuration, itself, comprises landmarks with spatial associations, so random scatter simulated at fixed points that have a relationship will produce results that capture the spatial covariances of landmarks inherent to the base configuration.  This should not be amazing and the alarm is, "much ado about nothing", in my opinion.</text:p>
      <text:p text:style-name="P4"/>
      <text:p text:style-name="P4"><text:soft-page-break/>Furthermore, as the authors elude, performing separate Procrustes superimpositions only on landmarks in hypothetical modules will indeed produce arbitrary and perhaps spurious patterns of integration and modularity, something I show below. This should never be viewed as a solution, as it can only be guaranteed to change the real, spatial covariances between landmarks in a full structure. The changes are arbitrary, as the rotations of separate configurations are arbitrary. But the arbitrary separate rotations of different Procrustes superimpositions will influence measures of modularity and integration, something that should not be possible.</text:p>
      <text:p text:style-name="P4"/>
      <text:p text:style-name="P4">I provide example here with the pupfish data from the geomorph library, and the functions within geomorph that make analyses possible.</text:p>
      <text:p text:style-name="P1"/>
      <text:p text:style-name="P13"><text:span text:style-name="ch2_5f_arduino.Name.Function"><text:span text:style-name="T10">library</text:span></text:span><text:span text:style-name="ch2_5f_arduino.Punctuation"><text:span text:style-name="T10">(</text:span></text:span><text:span text:style-name="ch2_5f_arduino.Name"><text:span text:style-name="T10">geomorph</text:span></text:span><text:span text:style-name="ch2_5f_arduino.Punctuation"><text:span text:style-name="T10">)</text:span></text:span><text:span text:style-name="ch2_5f_arduino.Text.Whitespace"><text:span text:style-name="T10"><text:line-break/></text:span></text:span><text:span text:style-name="ch2_5f_arduino.Name.Function"><text:span text:style-name="T10">data</text:span></text:span><text:span text:style-name="ch2_5f_arduino.Punctuation"><text:span text:style-name="T10">(</text:span></text:span><text:span text:style-name="ch2_5f_arduino.Name"><text:span text:style-name="T10">pupfish</text:span></text:span><text:span text:style-name="ch2_5f_arduino.Punctuation"><text:span text:style-name="T10">)</text:span></text:span><text:span text:style-name="ch2_5f_arduino.Text.Whitespace"><text:span text:style-name="T10"><text:line-break/></text:span></text:span><text:span text:style-name="ch2_5f_arduino.Name"><text:span text:style-name="T10">head</text:span></text:span><text:span text:style-name="ch2_5f_arduino.Text.Whitespace"><text:span text:style-name="T10"> </text:span></text:span><text:span text:style-name="ch2_5f_arduino.Operator"><text:span text:style-name="T10">&lt;-</text:span></text:span><text:span text:style-name="ch2_5f_arduino.Text.Whitespace"><text:span text:style-name="T10"> </text:span></text:span><text:span text:style-name="ch2_5f_arduino.Name.Function"><text:span text:style-name="T10">c</text:span></text:span><text:span text:style-name="ch2_5f_arduino.Punctuation"><text:span text:style-name="T10">(</text:span></text:span><text:span text:style-name="ch2_5f_arduino.Literal.Number"><text:span text:style-name="T10">4</text:span></text:span><text:span text:style-name="ch2_5f_arduino.Punctuation"><text:span text:style-name="T10">,</text:span></text:span><text:span text:style-name="ch2_5f_arduino.Text.Whitespace"><text:span text:style-name="T10"> </text:span></text:span><text:span text:style-name="ch2_5f_arduino.Literal.Number"><text:span text:style-name="T10">10</text:span></text:span><text:span text:style-name="ch2_5f_arduino.Operator"><text:span text:style-name="T10">:</text:span></text:span><text:span text:style-name="ch2_5f_arduino.Literal.Number"><text:span text:style-name="T10">17</text:span></text:span><text:span text:style-name="ch2_5f_arduino.Punctuation"><text:span text:style-name="T10">,</text:span></text:span><text:span text:style-name="ch2_5f_arduino.Text.Whitespace"><text:span text:style-name="T10"> </text:span></text:span><text:span text:style-name="ch2_5f_arduino.Literal.Number"><text:span text:style-name="T10">39</text:span></text:span><text:span text:style-name="ch2_5f_arduino.Operator"><text:span text:style-name="T10">:</text:span></text:span><text:span text:style-name="ch2_5f_arduino.Literal.Number"><text:span text:style-name="T10">56</text:span></text:span><text:span text:style-name="ch2_5f_arduino.Punctuation"><text:span text:style-name="T10">)</text:span></text:span><text:span text:style-name="ch2_5f_arduino.Text.Whitespace"><text:span text:style-name="T10"> </text:span></text:span><text:span text:style-name="ch2_5f_arduino.Comment.Single"><text:span text:style-name="T10"># head landmarks</text:span></text:span></text:p>
      <text:p text:style-name="P13"><text:span text:style-name="ch2_5f_arduino.Name"><text:span text:style-name="T10">tail</text:span></text:span><text:span text:style-name="ch2_5f_arduino.Text.Whitespace"><text:span text:style-name="T10"> </text:span></text:span><text:span text:style-name="ch2_5f_arduino.Operator"><text:span text:style-name="T10">&lt;-</text:span></text:span><text:span text:style-name="ch2_5f_arduino.Text.Whitespace"><text:span text:style-name="T10"> </text:span></text:span><text:span text:style-name="ch2_5f_arduino.Name.Function"><text:span text:style-name="T10">setdiff</text:span></text:span><text:span text:style-name="ch2_5f_arduino.Punctuation"><text:span text:style-name="T10">(</text:span></text:span><text:span text:style-name="ch2_5f_arduino.Literal.Number"><text:span text:style-name="T10">1</text:span></text:span><text:span text:style-name="ch2_5f_arduino.Operator"><text:span text:style-name="T10">:</text:span></text:span><text:span text:style-name="ch2_5f_arduino.Literal.Number"><text:span text:style-name="T10">56</text:span></text:span><text:span text:style-name="ch2_5f_arduino.Punctuation"><text:span text:style-name="T10">,</text:span></text:span><text:span text:style-name="ch2_5f_arduino.Text.Whitespace"><text:span text:style-name="T10"> </text:span></text:span><text:span text:style-name="ch2_5f_arduino.Name"><text:span text:style-name="T10">head</text:span></text:span><text:span text:style-name="ch2_5f_arduino.Punctuation"><text:span text:style-name="T10">)</text:span></text:span><text:span text:style-name="ch2_5f_arduino.Text.Whitespace"><text:span text:style-name="T10"> </text:span></text:span><text:span text:style-name="ch2_5f_arduino.Comment.Single"><text:span text:style-name="T10"># tail landmarks</text:span></text:span></text:p>
      <text:p text:style-name="P13"><text:span text:style-name="ch2_5f_arduino.Text.Whitespace"><text:span text:style-name="T10"/></text:span></text:p>
      <text:p text:style-name="P13"><text:span text:style-name="ch2_5f_arduino.Name"><text:span text:style-name="T10">First</text:span></text:span><text:span text:style-name="ch2_5f_arduino.Punctuation"><text:span text:style-name="T10">,</text:span></text:span><text:span text:style-name="ch2_5f_arduino.Text.Whitespace"><text:span text:style-name="T10"> </text:span></text:span><text:span text:style-name="ch2_5f_arduino.Name"><text:span text:style-name="T10">performing</text:span></text:span><text:span text:style-name="ch2_5f_arduino.Text.Whitespace"><text:span text:style-name="T10"> </text:span></text:span><text:span text:style-name="ch2_5f_arduino.Name"><text:span text:style-name="T10">modularity</text:span></text:span><text:span text:style-name="ch2_5f_arduino.Text.Whitespace"><text:span text:style-name="T10"> </text:span></text:span><text:span text:style-name="ch2_5f_arduino.Name"><text:span text:style-name="T10">and</text:span></text:span><text:span text:style-name="ch2_5f_arduino.Text.Whitespace"><text:span text:style-name="T10"> </text:span></text:span><text:span text:style-name="ch2_5f_arduino.Name"><text:span text:style-name="T10">integration</text:span></text:span><text:span text:style-name="ch2_5f_arduino.Text.Whitespace"><text:span text:style-name="T10"> </text:span></text:span><text:span text:style-name="ch2_5f_arduino.Name"><text:span text:style-name="T10">tests</text:span></text:span><text:span text:style-name="ch2_5f_arduino.Punctuation"><text:span text:style-name="T10">,</text:span></text:span><text:span text:style-name="ch2_5f_arduino.Text.Whitespace"><text:span text:style-name="T10"> </text:span></text:span><text:span text:style-name="ch2_5f_arduino.Name"><text:span text:style-name="T10">using</text:span></text:span><text:span text:style-name="ch2_5f_arduino.Text.Whitespace"><text:span text:style-name="T10"> </text:span></text:span><text:span text:style-name="ch2_5f_arduino.Name"><text:span text:style-name="T10">the</text:span></text:span><text:span text:style-name="ch2_5f_arduino.Text.Whitespace"><text:span text:style-name="T10"> </text:span></text:span><text:span text:style-name="ch2_5f_arduino.Name"><text:span text:style-name="T10">full</text:span></text:span><text:span text:style-name="ch2_5f_arduino.Text.Whitespace"><text:span text:style-name="T10"> </text:span></text:span><text:span text:style-name="ch2_5f_arduino.Name"><text:span text:style-name="T10">configuration.</text:span></text:span></text:p>
      <text:p text:style-name="P13"><text:span text:style-name="ch2_5f_arduino.Text.Whitespace"><text:span text:style-name="T10"/></text:span></text:p>
      <text:p text:style-name="P13"><text:span text:style-name="ch2_5f_arduino.Name"><text:span text:style-name="T10">partition</text:span></text:span><text:span text:style-name="ch2_5f_arduino.Text.Whitespace"><text:span text:style-name="T10"> </text:span></text:span><text:span text:style-name="ch2_5f_arduino.Operator"><text:span text:style-name="T10">&lt;-</text:span></text:span><text:span text:style-name="ch2_5f_arduino.Text.Whitespace"><text:span text:style-name="T10"> </text:span></text:span><text:span text:style-name="ch2_5f_arduino.Name.Function"><text:span text:style-name="T10">rep</text:span></text:span><text:span text:style-name="ch2_5f_arduino.Punctuation"><text:span text:style-name="T10">(</text:span></text:span><text:span text:style-name="ch2_5f_arduino.Literal.Number"><text:span text:style-name="T10">0</text:span></text:span><text:span text:style-name="ch2_5f_arduino.Punctuation"><text:span text:style-name="T10">,</text:span></text:span><text:span text:style-name="ch2_5f_arduino.Text.Whitespace"><text:span text:style-name="T10"> </text:span></text:span><text:span text:style-name="ch2_5f_arduino.Literal.Number"><text:span text:style-name="T10">56</text:span></text:span><text:span text:style-name="ch2_5f_arduino.Punctuation"><text:span text:style-name="T10">)</text:span></text:span></text:p>
      <text:p text:style-name="P13"><text:span text:style-name="ch2_5f_arduino.Name"><text:span text:style-name="T10">partition</text:span></text:span><text:span text:style-name="ch2_5f_arduino.Punctuation"><text:span text:style-name="T10">[</text:span></text:span><text:span text:style-name="ch2_5f_arduino.Name"><text:span text:style-name="T10">tail</text:span></text:span><text:span text:style-name="ch2_5f_arduino.Punctuation"><text:span text:style-name="T10">]</text:span></text:span><text:span text:style-name="ch2_5f_arduino.Text.Whitespace"><text:span text:style-name="T10"> </text:span></text:span><text:span text:style-name="ch2_5f_arduino.Operator"><text:span text:style-name="T10">&lt;-</text:span></text:span><text:span text:style-name="ch2_5f_arduino.Text.Whitespace"><text:span text:style-name="T10"> </text:span></text:span><text:span text:style-name="ch2_5f_arduino.Literal.Number"><text:span text:style-name="T10">1</text:span></text:span></text:p>
      <text:p text:style-name="P15"><text:span text:style-name="ch2_5f_arduino.Name"><text:span text:style-name="T13">MT</text:span></text:span><text:span text:style-name="ch2_5f_arduino.Text.Whitespace"><text:span text:style-name="T9"> </text:span></text:span><text:span text:style-name="ch2_5f_arduino.Operator"><text:span text:style-name="T13">&lt;-</text:span></text:span><text:span text:style-name="ch2_5f_arduino.Text.Whitespace"><text:span text:style-name="T9"> </text:span></text:span><text:span text:style-name="ch2_5f_arduino.Name.Function"><text:span text:style-name="T13">modularity.test</text:span></text:span><text:span text:style-name="ch2_5f_arduino.Punctuation"><text:span text:style-name="T9">(</text:span></text:span><text:span text:style-name="ch2_5f_arduino.Name"><text:span text:style-name="T13">pupfish</text:span></text:span><text:span text:style-name="ch2_5f_arduino.Operator"><text:span text:style-name="T13">$</text:span></text:span><text:a xlink:type="simple" xlink:href="http://partition.gp/" office:target-frame-name="_blank" xlink:show="new" text:style-name="Internet_20_link" text:visited-style-name="Visited_20_Internet_20_Link"><text:span text:style-name="ch2_5f_arduino.Name"><text:span text:style-name="T13">partition.gp</text:span></text:span></text:a><text:span text:style-name="ch2_5f_arduino.Text.Whitespace"><text:span text:style-name="T9"> </text:span></text:span><text:span text:style-name="ch2_5f_arduino.Operator"><text:span text:style-name="T13">=</text:span></text:span><text:span text:style-name="ch2_5f_arduino.Text.Whitespace"><text:span text:style-name="T9"> </text:span></text:span><text:span text:style-name="ch2_5f_arduino.Name"><text:span text:style-name="T13">partition</text:span></text:span><text:span text:style-name="ch2_5f_arduino.Punctuation"><text:span text:style-name="T9">)</text:span></text:span></text:p>
      <text:p text:style-name="P13"><text:span text:style-name="ch2_5f_arduino.Name"><text:span text:style-name="T10">MT</text:span></text:span></text:p>
      <text:p text:style-name="P13"><text:span text:style-name="ch2_5f_arduino.Name"><text:span text:style-name="T10">CR</text:span></text:span><text:span text:style-name="ch2_5f_arduino.Operator"><text:span text:style-name="T10">:</text:span></text:span><text:span text:style-name="ch2_5f_arduino.Text.Whitespace"><text:span text:style-name="T10"> </text:span></text:span><text:span text:style-name="ch2_5f_arduino.Literal.Number"><text:span text:style-name="T10">0.8771</text:span></text:span></text:p>
      <text:p text:style-name="P13"><text:span text:style-name="ch2_5f_arduino.Name"><text:span text:style-name="T10">P</text:span></text:span><text:span text:style-name="ch2_5f_arduino.Operator"><text:span text:style-name="T10">-</text:span></text:span><text:span text:style-name="ch2_5f_arduino.Name"><text:span text:style-name="T10">value</text:span></text:span><text:span text:style-name="ch2_5f_arduino.Operator"><text:span text:style-name="T10">:</text:span></text:span><text:span text:style-name="ch2_5f_arduino.Text.Whitespace"><text:span text:style-name="T10"> </text:span></text:span><text:span text:style-name="ch2_5f_arduino.Literal.Number"><text:span text:style-name="T10">0.003</text:span></text:span></text:p>
      <text:p text:style-name="P13"><text:span text:style-name="ch2_5f_arduino.Name"><text:span text:style-name="T10">Effect</text:span></text:span><text:span text:style-name="ch2_5f_arduino.Text.Whitespace"><text:span text:style-name="T10"> </text:span></text:span><text:span text:style-name="ch2_5f_arduino.Name"><text:span text:style-name="T10">Size</text:span></text:span><text:span text:style-name="ch2_5f_arduino.Operator"><text:span text:style-name="T10">:</text:span></text:span><text:span text:style-name="ch2_5f_arduino.Text.Whitespace"><text:span text:style-name="T10"> </text:span></text:span><text:span text:style-name="ch2_5f_arduino.Literal.Number"><text:span text:style-name="T10">-4.5427</text:span></text:span></text:p>
      <text:p text:style-name="P13"><text:span text:style-name="ch2_5f_arduino.Name"><text:span text:style-name="T10">Based</text:span></text:span><text:span text:style-name="ch2_5f_arduino.Text.Whitespace"><text:span text:style-name="T10"> </text:span></text:span><text:span text:style-name="ch2_5f_arduino.Name"><text:span text:style-name="T10">on</text:span></text:span><text:span text:style-name="ch2_5f_arduino.Text.Whitespace"><text:span text:style-name="T10"> </text:span></text:span><text:span text:style-name="ch2_5f_arduino.Literal.Number"><text:span text:style-name="T10">1000</text:span></text:span><text:span text:style-name="ch2_5f_arduino.Text.Whitespace"><text:span text:style-name="T10"> </text:span></text:span><text:span text:style-name="ch2_5f_arduino.Name"><text:span text:style-name="T10">random</text:span></text:span><text:span text:style-name="ch2_5f_arduino.Text.Whitespace"><text:span text:style-name="T10"> </text:span></text:span><text:span text:style-name="ch2_5f_arduino.Name"><text:span text:style-name="T10">permutations</text:span></text:span></text:p>
      <text:p text:style-name="P15"><text:span text:style-name="ch2_5f_arduino.Name"><text:span text:style-name="T13">IT</text:span></text:span><text:span text:style-name="ch2_5f_arduino.Text.Whitespace"><text:span text:style-name="T9"> </text:span></text:span><text:span text:style-name="ch2_5f_arduino.Operator"><text:span text:style-name="T13">&lt;-</text:span></text:span><text:span text:style-name="ch2_5f_arduino.Text.Whitespace"><text:span text:style-name="T9"> </text:span></text:span><text:span text:style-name="ch2_5f_arduino.Name.Function"><text:span text:style-name="T13">integration.test</text:span></text:span><text:span text:style-name="ch2_5f_arduino.Punctuation"><text:span text:style-name="T9">(</text:span></text:span><text:span text:style-name="ch2_5f_arduino.Name"><text:span text:style-name="T13">pupfish</text:span></text:span><text:span text:style-name="ch2_5f_arduino.Operator"><text:span text:style-name="T13">$</text:span></text:span><text:a xlink:type="simple" xlink:href="http://partition.gp/" office:target-frame-name="_blank" xlink:show="new" text:style-name="Internet_20_link" text:visited-style-name="Visited_20_Internet_20_Link"><text:span text:style-name="ch2_5f_arduino.Name"><text:span text:style-name="T13">partition.gp</text:span></text:span></text:a><text:span text:style-name="ch2_5f_arduino.Text.Whitespace"><text:span text:style-name="T9"> </text:span></text:span><text:span text:style-name="ch2_5f_arduino.Operator"><text:span text:style-name="T13">=</text:span></text:span><text:span text:style-name="ch2_5f_arduino.Text.Whitespace"><text:span text:style-name="T9"> </text:span></text:span><text:span text:style-name="ch2_5f_arduino.Name"><text:span text:style-name="T13">partition</text:span></text:span><text:span text:style-name="ch2_5f_arduino.Punctuation"><text:span text:style-name="T9">)</text:span></text:span></text:p>
      <text:p text:style-name="P13"><text:span text:style-name="ch2_5f_arduino.Name"><text:span text:style-name="T10">IT</text:span></text:span></text:p>
      <text:p text:style-name="P13"><text:span text:style-name="ch2_5f_arduino.Name"><text:span text:style-name="T10">r</text:span></text:span><text:span text:style-name="ch2_5f_arduino.Operator"><text:span text:style-name="T10">-</text:span></text:span><text:span text:style-name="ch2_5f_arduino.Name"><text:span text:style-name="T10">PLS</text:span></text:span><text:span text:style-name="ch2_5f_arduino.Operator"><text:span text:style-name="T10">:</text:span></text:span><text:span text:style-name="ch2_5f_arduino.Text.Whitespace"><text:span text:style-name="T10"> </text:span></text:span><text:span text:style-name="ch2_5f_arduino.Literal.Number"><text:span text:style-name="T10">0.917</text:span></text:span></text:p>
      <text:p text:style-name="P13"><text:span text:style-name="ch2_5f_arduino.Name"><text:span text:style-name="T10">Effect</text:span></text:span><text:span text:style-name="ch2_5f_arduino.Text.Whitespace"><text:span text:style-name="T10"> </text:span></text:span><text:span text:style-name="ch2_5f_arduino.Name.Function"><text:span text:style-name="T10">Size </text:span></text:span><text:span text:style-name="ch2_5f_arduino.Punctuation"><text:span text:style-name="T10">(</text:span></text:span><text:span text:style-name="ch2_5f_arduino.Name"><text:span text:style-name="T10">Z</text:span></text:span><text:span text:style-name="ch2_5f_arduino.Punctuation"><text:span text:style-name="T10">)</text:span></text:span><text:span text:style-name="ch2_5f_arduino.Operator"><text:span text:style-name="T10">:</text:span></text:span><text:span text:style-name="ch2_5f_arduino.Text.Whitespace"><text:span text:style-name="T10"> </text:span></text:span><text:span text:style-name="ch2_5f_arduino.Literal.Number"><text:span text:style-name="T10">5.4019</text:span></text:span></text:p>
      <text:p text:style-name="P13"><text:span text:style-name="ch2_5f_arduino.Name"><text:span text:style-name="T10">P</text:span></text:span><text:span text:style-name="ch2_5f_arduino.Operator"><text:span text:style-name="T10">-</text:span></text:span><text:span text:style-name="ch2_5f_arduino.Name"><text:span text:style-name="T10">value</text:span></text:span><text:span text:style-name="ch2_5f_arduino.Operator"><text:span text:style-name="T10">:</text:span></text:span><text:span text:style-name="ch2_5f_arduino.Text.Whitespace"><text:span text:style-name="T10"> </text:span></text:span><text:span text:style-name="ch2_5f_arduino.Literal.Number"><text:span text:style-name="T10">0.001</text:span></text:span></text:p>
      <text:p text:style-name="P13"><text:span text:style-name="ch2_5f_arduino.Name"><text:span text:style-name="T10">Based</text:span></text:span><text:span text:style-name="ch2_5f_arduino.Text.Whitespace"><text:span text:style-name="T10"> </text:span></text:span><text:span text:style-name="ch2_5f_arduino.Name"><text:span text:style-name="T10">on</text:span></text:span><text:span text:style-name="ch2_5f_arduino.Text.Whitespace"><text:span text:style-name="T10"> </text:span></text:span><text:span text:style-name="ch2_5f_arduino.Literal.Number"><text:span text:style-name="T10">1000</text:span></text:span><text:span text:style-name="ch2_5f_arduino.Text.Whitespace"><text:span text:style-name="T10"> </text:span></text:span><text:span text:style-name="ch2_5f_arduino.Name"><text:span text:style-name="T10">random</text:span></text:span><text:span text:style-name="ch2_5f_arduino.Text.Whitespace"><text:span text:style-name="T10"> </text:span></text:span><text:span text:style-name="ch2_5f_arduino.Name"><text:span text:style-name="T10">permutations</text:span></text:span></text:p>
      <text:p text:style-name="P13"><text:span text:style-name="ch2_5f_arduino.Text.Whitespace"><text:span text:style-name="T10"/></text:span></text:p>
      <text:p text:style-name="P14"><text:span text:style-name="ch2_5f_arduino.Name"><text:span text:style-name="T10">Next</text:span></text:span><text:span text:style-name="ch2_5f_arduino.Punctuation"><text:span text:style-name="T10">,</text:span></text:span><text:span text:style-name="ch2_5f_arduino.Text.Whitespace"><text:span text:style-name="T10"> </text:span></text:span><text:span text:style-name="ch2_5f_arduino.Name"><text:span text:style-name="T10">perform</text:span></text:span><text:span text:style-name="ch2_5f_arduino.Text.Whitespace"><text:span text:style-name="T10"> </text:span></text:span><text:span text:style-name="ch2_5f_arduino.Name"><text:span text:style-name="T10">Procrustes</text:span></text:span><text:span text:style-name="ch2_5f_arduino.Text.Whitespace"><text:span text:style-name="T10"> </text:span></text:span><text:span text:style-name="ch2_5f_arduino.Name"><text:span text:style-name="T10">superimposition</text:span></text:span><text:span text:style-name="ch2_5f_arduino.Text.Whitespace"><text:span text:style-name="T10"> </text:span></text:span><text:span text:style-name="ch2_5f_arduino.Name"><text:span text:style-name="T10">on</text:span></text:span><text:span text:style-name="ch2_5f_arduino.Text.Whitespace"><text:span text:style-name="T10"> </text:span></text:span><text:span text:style-name="ch2_5f_arduino.Name"><text:span text:style-name="T10">modules</text:span></text:span><text:span text:style-name="ch2_5f_arduino.Punctuation"><text:span text:style-name="T10">,</text:span></text:span><text:span text:style-name="ch2_5f_arduino.Text.Whitespace"><text:span text:style-name="T10"> </text:span></text:span><text:span text:style-name="ch2_5f_arduino.Name"><text:span text:style-name="T10">separately.</text:span></text:span><text:span text:style-name="ch2_5f_arduino.Text.Whitespace"><text:span text:style-name="T10">  </text:span></text:span><text:span text:style-name="ch2_5f_arduino.Name"><text:span text:style-name="T10">Additionally</text:span></text:span><text:span text:style-name="ch2_5f_arduino.Punctuation"><text:span text:style-name="T10">,</text:span></text:span><text:span text:style-name="ch2_5f_arduino.Text.Whitespace"><text:span text:style-name="T10"> </text:span></text:span><text:span text:style-name="ch2_5f_arduino.Name"><text:span text:style-name="T10">rotate</text:span></text:span><text:span text:style-name="ch2_5f_arduino.Text.Whitespace"><text:span text:style-name="T10"> </text:span></text:span><text:span text:style-name="ch2_5f_arduino.Name"><text:span text:style-name="T10">the</text:span></text:span><text:span text:style-name="ch2_5f_arduino.Text.Whitespace"><text:span text:style-name="T10"> </text:span></text:span><text:span text:style-name="ch2_5f_arduino.Name"><text:span text:style-name="T10">Procrustes</text:span></text:span><text:span text:style-name="ch2_5f_arduino.Text.Whitespace"><text:span text:style-name="T10"> </text:span></text:span><text:span text:style-name="ch2_5f_arduino.Name"><text:span text:style-name="T10">coordinates</text:span></text:span><text:span text:style-name="ch2_5f_arduino.Text.Whitespace"><text:span text:style-name="T10"> </text:span></text:span><text:span text:style-name="ch2_5f_arduino.Name"><text:span text:style-name="T10">from</text:span></text:span><text:span text:style-name="ch2_5f_arduino.Text.Whitespace"><text:span text:style-name="T10"> </text:span></text:span><text:span text:style-name="ch2_5f_arduino.Name"><text:span text:style-name="T10">one</text:span></text:span><text:span text:style-name="ch2_5f_arduino.Text.Whitespace"><text:span text:style-name="T10"> </text:span></text:span><text:span text:style-name="ch2_5f_arduino.Name"><text:span text:style-name="T10">module</text:span></text:span><text:span text:style-name="ch2_5f_arduino.Text.Whitespace"><text:span text:style-name="T10"> </text:span></text:span><text:span text:style-name="ch2_5f_arduino.Literal.Number"><text:span text:style-name="T10">90</text:span></text:span><text:span text:style-name="ch2_5f_arduino.Text.Whitespace"><text:span text:style-name="T10"> </text:span></text:span><text:span text:style-name="ch2_5f_arduino.Name"><text:span text:style-name="T10">degrees</text:span></text:span><text:span text:style-name="ch2_5f_arduino.Punctuation"><text:span text:style-name="T10">,</text:span></text:span><text:span text:style-name="ch2_5f_arduino.Text.Whitespace"><text:span text:style-name="T10"> </text:span></text:span><text:span text:style-name="ch2_5f_arduino.Name"><text:span text:style-name="T10">just</text:span></text:span><text:span text:style-name="ch2_5f_arduino.Text.Whitespace"><text:span text:style-name="T10"> </text:span></text:span><text:span text:style-name="ch2_5f_arduino.Name"><text:span text:style-name="T10">to</text:span></text:span><text:span text:style-name="ch2_5f_arduino.Text.Whitespace"><text:span text:style-name="T10"> </text:span></text:span><text:span text:style-name="ch2_5f_arduino.Name"><text:span text:style-name="T10">show</text:span></text:span><text:span text:style-name="ch2_5f_arduino.Text.Whitespace"><text:span text:style-name="T10"> </text:span></text:span><text:span text:style-name="ch2_5f_arduino.Name"><text:span text:style-name="T10">how</text:span></text:span><text:span text:style-name="ch2_5f_arduino.Text.Whitespace"><text:span text:style-name="T10"> </text:span></text:span><text:span text:style-name="ch2_5f_arduino.Name"><text:span text:style-name="T10">arbitrary</text:span></text:span><text:span text:style-name="ch2_5f_arduino.Text.Whitespace"><text:span text:style-name="T10"> </text:span></text:span><text:span text:style-name="ch2_5f_arduino.Name"><text:span text:style-name="T10">rotation</text:span></text:span><text:span text:style-name="ch2_5f_arduino.Text.Whitespace"><text:span text:style-name="T10"> </text:span></text:span><text:span text:style-name="ch2_5f_arduino.Name"><text:span text:style-name="T10">can</text:span></text:span><text:span text:style-name="ch2_5f_arduino.Text.Whitespace"><text:span text:style-name="T10"> </text:span></text:span><text:span text:style-name="ch2_5f_arduino.Name"><text:span text:style-name="T10">affect</text:span></text:span><text:span text:style-name="ch2_5f_arduino.Text.Whitespace"><text:span text:style-name="T10"> </text:span></text:span><text:span text:style-name="ch2_5f_arduino.Name"><text:span text:style-name="T10">results.</text:span></text:span></text:p>
      <text:p text:style-name="P14"><text:span text:style-name="ch2_5f_arduino.Name"><text:span text:style-name="T10">GPA.h1</text:span></text:span><text:span text:style-name="ch2_5f_arduino.Text.Whitespace"><text:span text:style-name="T10"> </text:span></text:span><text:span text:style-name="ch2_5f_arduino.Operator"><text:span text:style-name="T10">&lt;-</text:span></text:span><text:span text:style-name="ch2_5f_arduino.Text.Whitespace"><text:span text:style-name="T10"> </text:span></text:span><text:span text:style-name="ch2_5f_arduino.Name.Function"><text:span text:style-name="T10">gpagen</text:span></text:span><text:span text:style-name="ch2_5f_arduino.Punctuation"><text:span text:style-name="T10">(</text:span></text:span><text:span text:style-name="ch2_5f_arduino.Name"><text:span text:style-name="T10">pupfish</text:span></text:span><text:span text:style-name="ch2_5f_arduino.Operator"><text:span text:style-name="T10">$</text:span></text:span><text:span text:style-name="ch2_5f_arduino.Name"><text:span text:style-name="T10">coords</text:span></text:span><text:span text:style-name="ch2_5f_arduino.Punctuation"><text:span text:style-name="T10">[</text:span></text:span><text:span text:style-name="ch2_5f_arduino.Name"><text:span text:style-name="T10">head</text:span></text:span><text:span text:style-name="ch2_5f_arduino.Punctuation"><text:span text:style-name="T10">,</text:span></text:span><text:span text:style-name="ch2_5f_arduino.Text.Whitespace"><text:span text:style-name="T10"> </text:span></text:span><text:span text:style-name="ch2_5f_arduino.Punctuation"><text:span text:style-name="T10">,</text:span></text:span><text:span text:style-name="ch2_5f_arduino.Text.Whitespace"><text:span text:style-name="T10"> </text:span></text:span><text:span text:style-name="ch2_5f_arduino.Punctuation"><text:span text:style-name="T10">])</text:span></text:span><text:span text:style-name="ch2_5f_arduino.Text.Whitespace"><text:span text:style-name="T10"> </text:span></text:span><text:span text:style-name="ch2_5f_arduino.Comment.Single"><text:span text:style-name="T10"># just head</text:span></text:span></text:p>
      <text:p text:style-name="P14"><text:span text:style-name="ch2_5f_arduino.Name"><text:span text:style-name="T10">GPA.h2</text:span></text:span><text:span text:style-name="ch2_5f_arduino.Text.Whitespace"><text:span text:style-name="T10"> </text:span></text:span><text:span text:style-name="ch2_5f_arduino.Operator"><text:span text:style-name="T10">&lt;-</text:span></text:span><text:span text:style-name="ch2_5f_arduino.Text.Whitespace"><text:span text:style-name="T10"> </text:span></text:span><text:span text:style-name="ch2_5f_arduino.Name"><text:span text:style-name="T10">GPA.h1</text:span></text:span></text:p>
      <text:p text:style-name="P14"><text:span text:style-name="ch2_5f_arduino.Name"><text:span text:style-name="T10">rot.angle</text:span></text:span><text:span text:style-name="ch2_5f_arduino.Text.Whitespace"><text:span text:style-name="T10"> </text:span></text:span><text:span text:style-name="ch2_5f_arduino.Operator"><text:span text:style-name="T10">&lt;-</text:span></text:span><text:span text:style-name="ch2_5f_arduino.Text.Whitespace"><text:span text:style-name="T10"> </text:span></text:span><text:span text:style-name="ch2_5f_arduino.Literal.Number"><text:span text:style-name="T10">90</text:span></text:span><text:span text:style-name="ch2_5f_arduino.Text.Whitespace"><text:span text:style-name="T10"> </text:span></text:span><text:span text:style-name="ch2_5f_arduino.Comment.Single"><text:span text:style-name="T10"># degrees</text:span></text:span></text:p>
      <text:p text:style-name="P14"><text:span text:style-name="ch2_5f_arduino.Name"><text:span text:style-name="T10">rot.rad</text:span></text:span><text:span text:style-name="ch2_5f_arduino.Text.Whitespace"><text:span text:style-name="T10"> </text:span></text:span><text:span text:style-name="ch2_5f_arduino.Operator"><text:span text:style-name="T10">&lt;-</text:span></text:span><text:span text:style-name="ch2_5f_arduino.Text.Whitespace"><text:span text:style-name="T10"> </text:span></text:span><text:span text:style-name="ch2_5f_arduino.Name"><text:span text:style-name="T10">rot.angle</text:span></text:span><text:span text:style-name="ch2_5f_arduino.Text.Whitespace"><text:span text:style-name="T10"> </text:span></text:span><text:span text:style-name="ch2_5f_arduino.Operator"><text:span text:style-name="T10">*</text:span></text:span><text:span text:style-name="ch2_5f_arduino.Text.Whitespace"><text:span text:style-name="T10"> </text:span></text:span><text:span text:style-name="ch2_5f_arduino.Keyword.Constant"><text:span text:style-name="T10">pi</text:span></text:span><text:span text:style-name="ch2_5f_arduino.Text.Whitespace"><text:span text:style-name="T10"> </text:span></text:span><text:span text:style-name="ch2_5f_arduino.Operator"><text:span text:style-name="T10">/</text:span></text:span><text:span text:style-name="ch2_5f_arduino.Text.Whitespace"><text:span text:style-name="T10"> </text:span></text:span><text:span text:style-name="ch2_5f_arduino.Literal.Number"><text:span text:style-name="T10">180</text:span></text:span></text:p>
      <text:p text:style-name="P14"><text:span text:style-name="ch2_5f_arduino.Name"><text:span text:style-name="T10">rot.mat</text:span></text:span><text:span text:style-name="ch2_5f_arduino.Text.Whitespace"><text:span text:style-name="T10"> </text:span></text:span><text:span text:style-name="ch2_5f_arduino.Operator"><text:span text:style-name="T10">&lt;-</text:span></text:span><text:span text:style-name="ch2_5f_arduino.Text.Whitespace"><text:span text:style-name="T10"> </text:span></text:span><text:span text:style-name="ch2_5f_arduino.Name.Function"><text:span text:style-name="T10">matrix</text:span></text:span><text:span text:style-name="ch2_5f_arduino.Punctuation"><text:span text:style-name="T10">(</text:span></text:span><text:span text:style-name="ch2_5f_arduino.Name.Function"><text:span text:style-name="T10">c</text:span></text:span><text:span text:style-name="ch2_5f_arduino.Punctuation"><text:span text:style-name="T10">(</text:span></text:span><text:span text:style-name="ch2_5f_arduino.Name.Function"><text:span text:style-name="T10">cos</text:span></text:span><text:span text:style-name="ch2_5f_arduino.Punctuation"><text:span text:style-name="T10">(</text:span></text:span><text:span text:style-name="ch2_5f_arduino.Name"><text:span text:style-name="T10">rot.rad</text:span></text:span><text:span text:style-name="ch2_5f_arduino.Punctuation"><text:span text:style-name="T10">),</text:span></text:span><text:span text:style-name="ch2_5f_arduino.Text.Whitespace"><text:span text:style-name="T10"> </text:span></text:span><text:span text:style-name="ch2_5f_arduino.Name.Function"><text:span text:style-name="T10">sin</text:span></text:span><text:span text:style-name="ch2_5f_arduino.Punctuation"><text:span text:style-name="T10">(</text:span></text:span><text:span text:style-name="ch2_5f_arduino.Name"><text:span text:style-name="T10">rot.rad</text:span></text:span><text:span text:style-name="ch2_5f_arduino.Punctuation"><text:span text:style-name="T10">),</text:span></text:span><text:span text:style-name="ch2_5f_arduino.Text.Whitespace"><text:span text:style-name="T10"> </text:span></text:span><text:span text:style-name="ch2_5f_arduino.Name.Function"><text:span text:style-name="T10">cos</text:span></text:span><text:span text:style-name="ch2_5f_arduino.Punctuation"><text:span text:style-name="T10">(</text:span></text:span><text:span text:style-name="ch2_5f_arduino.Name"><text:span text:style-name="T10">rot.rad</text:span></text:span><text:span text:style-name="ch2_5f_arduino.Punctuation"><text:span text:style-name="T10">),</text:span></text:span><text:span text:style-name="ch2_5f_arduino.Text.Whitespace"><text:span text:style-name="T10"> </text:span></text:span><text:span text:style-name="ch2_5f_arduino.Operator"><text:span text:style-name="T10">-</text:span></text:span><text:span text:style-name="ch2_5f_arduino.Name.Function"><text:span text:style-name="T10">sin</text:span></text:span><text:span text:style-name="ch2_5f_arduino.Punctuation"><text:span text:style-name="T10">(</text:span></text:span><text:span text:style-name="ch2_5f_arduino.Name"><text:span text:style-name="T10">rot.rad</text:span></text:span><text:span text:style-name="ch2_5f_arduino.Punctuation"><text:span text:style-name="T10">)),</text:span></text:span><text:span text:style-name="ch2_5f_arduino.Text.Whitespace"><text:span text:style-name="T10"> </text:span></text:span><text:span text:style-name="ch2_5f_arduino.Literal.Number"><text:span text:style-name="T10">2</text:span></text:span><text:span text:style-name="ch2_5f_arduino.Punctuation"><text:span text:style-name="T10">,</text:span></text:span><text:span text:style-name="ch2_5f_arduino.Text.Whitespace"><text:span text:style-name="T10"> </text:span></text:span><text:span text:style-name="ch2_5f_arduino.Literal.Number"><text:span text:style-name="T10">2</text:span></text:span><text:span text:style-name="ch2_5f_arduino.Punctuation"><text:span text:style-name="T10">)</text:span></text:span></text:p>
      <text:p text:style-name="P14"><text:span text:style-name="ch2_5f_arduino.Name"><text:span text:style-name="T10">GPA.h2</text:span></text:span><text:span text:style-name="ch2_5f_arduino.Operator"><text:span text:style-name="T10">$</text:span></text:span><text:span text:style-name="ch2_5f_arduino.Name"><text:span text:style-name="T10">coords</text:span></text:span><text:span text:style-name="ch2_5f_arduino.Text.Whitespace"><text:span text:style-name="T10"> </text:span></text:span><text:span text:style-name="ch2_5f_arduino.Operator"><text:span text:style-name="T10">&lt;-</text:span></text:span><text:span text:style-name="ch2_5f_arduino.Text.Whitespace"><text:span text:style-name="T10"> </text:span></text:span><text:span text:style-name="ch2_5f_arduino.Name.Function"><text:span text:style-name="T10">simplify2array</text:span></text:span><text:span text:style-name="ch2_5f_arduino.Punctuation"><text:span text:style-name="T10">(</text:span></text:span><text:span text:style-name="ch2_5f_arduino.Name.Function"><text:span text:style-name="T10">lapply</text:span></text:span><text:span text:style-name="ch2_5f_arduino.Punctuation"><text:span text:style-name="T10">(</text:span></text:span><text:span text:style-name="ch2_5f_arduino.Literal.Number"><text:span text:style-name="T10">1</text:span></text:span><text:span text:style-name="ch2_5f_arduino.Operator"><text:span text:style-name="T10">:</text:span></text:span><text:span text:style-name="ch2_5f_arduino.Literal.Number"><text:span text:style-name="T10">54</text:span></text:span><text:span text:style-name="ch2_5f_arduino.Punctuation"><text:span text:style-name="T10">,</text:span></text:span><text:span text:style-name="ch2_5f_arduino.Text.Whitespace"><text:span text:style-name="T10"> </text:span></text:span><text:span text:style-name="ch2_5f_arduino.Name.Function"><text:span text:style-name="T10">function</text:span></text:span><text:span text:style-name="ch2_5f_arduino.Punctuation"><text:span text:style-name="T10">(</text:span></text:span><text:span text:style-name="ch2_5f_arduino.Name"><text:span text:style-name="T10">j</text:span></text:span><text:span text:style-name="ch2_5f_arduino.Punctuation"><text:span text:style-name="T10">)</text:span></text:span><text:span text:style-name="ch2_5f_arduino.Text.Whitespace"><text:span text:style-name="T10"> </text:span></text:span><text:span text:style-name="ch2_5f_arduino.Name"><text:span text:style-name="T10">GPA.h2</text:span></text:span><text:span text:style-name="ch2_5f_arduino.Operator"><text:span text:style-name="T10">$</text:span></text:span><text:span text:style-name="ch2_5f_arduino.Name"><text:span text:style-name="T10">coord</text:span></text:span><text:span text:style-name="ch2_5f_arduino.Punctuation"><text:span text:style-name="T10">[,,</text:span></text:span><text:span text:style-name="ch2_5f_arduino.Name"><text:span text:style-name="T10">j</text:span></text:span><text:span text:style-name="ch2_5f_arduino.Punctuation"><text:span text:style-name="T10">]</text:span></text:span><text:span text:style-name="ch2_5f_arduino.Text.Whitespace"><text:span text:style-name="T10"> </text:span></text:span><text:span text:style-name="ch2_5f_arduino.Operator"><text:span text:style-name="T10">%*%</text:span></text:span><text:span text:style-name="ch2_5f_arduino.Text.Whitespace"><text:span text:style-name="T10"> </text:span></text:span><text:span text:style-name="ch2_5f_arduino.Name"><text:span text:style-name="T10">rot.mat</text:span></text:span><text:span text:style-name="ch2_5f_arduino.Punctuation"><text:span text:style-name="T10">))</text:span></text:span><text:span text:style-name="ch2_5f_arduino.Text.Whitespace"><text:span text:style-name="T10"> </text:span></text:span><text:span text:style-name="ch2_5f_arduino.Comment.Single"><text:span text:style-name="T10"># just head landmarks, rotated 90 degrees</text:span></text:span></text:p>
      <text:p text:style-name="P14"><text:span text:style-name="ch2_5f_arduino.Name"><text:span text:style-name="T10">GPA.t</text:span></text:span><text:span text:style-name="ch2_5f_arduino.Text.Whitespace"><text:span text:style-name="T10"> </text:span></text:span><text:span text:style-name="ch2_5f_arduino.Operator"><text:span text:style-name="T10">&lt;-</text:span></text:span><text:span text:style-name="ch2_5f_arduino.Text.Whitespace"><text:span text:style-name="T10"> </text:span></text:span><text:span text:style-name="ch2_5f_arduino.Name.Function"><text:span text:style-name="T10">gpagen</text:span></text:span><text:span text:style-name="ch2_5f_arduino.Punctuation"><text:span text:style-name="T10">(</text:span></text:span><text:span text:style-name="ch2_5f_arduino.Name"><text:span text:style-name="T10">pupfish</text:span></text:span><text:span text:style-name="ch2_5f_arduino.Operator"><text:span text:style-name="T10">$</text:span></text:span><text:span text:style-name="ch2_5f_arduino.Name"><text:span text:style-name="T10">coords</text:span></text:span><text:span text:style-name="ch2_5f_arduino.Punctuation"><text:span text:style-name="T10">[</text:span></text:span><text:span text:style-name="ch2_5f_arduino.Name"><text:span text:style-name="T10">tail</text:span></text:span><text:span text:style-name="ch2_5f_arduino.Punctuation"><text:span text:style-name="T10">,</text:span></text:span><text:span text:style-name="ch2_5f_arduino.Text.Whitespace"><text:span text:style-name="T10"> </text:span></text:span><text:span text:style-name="ch2_5f_arduino.Punctuation"><text:span text:style-name="T10">,</text:span></text:span><text:span text:style-name="ch2_5f_arduino.Text.Whitespace"><text:span text:style-name="T10"> </text:span></text:span><text:span text:style-name="ch2_5f_arduino.Punctuation"><text:span text:style-name="T10">])</text:span></text:span><text:span text:style-name="ch2_5f_arduino.Text.Whitespace"><text:span text:style-name="T10"> </text:span></text:span><text:span text:style-name="ch2_5f_arduino.Comment.Single"><text:span text:style-name="T10"># just tail</text:span></text:span></text:p>
      <text:p text:style-name="P14"><text:span text:style-name="ch2_5f_arduino.Text.Whitespace"><text:span text:style-name="T10"/></text:span></text:p>
      <text:p text:style-name="P14"><text:span text:style-name="ch2_5f_arduino.Text.Whitespace"><text:span text:style-name="T12"># </text:span></text:span><text:span text:style-name="ch2_5f_arduino.Name"><text:span text:style-name="T10">These</text:span></text:span><text:span text:style-name="ch2_5f_arduino.Text.Whitespace"><text:span text:style-name="T10"> </text:span></text:span><text:span text:style-name="ch2_5f_arduino.Name"><text:span text:style-name="T10">can</text:span></text:span><text:span text:style-name="ch2_5f_arduino.Text.Whitespace"><text:span text:style-name="T10"> </text:span></text:span><text:span text:style-name="ch2_5f_arduino.Name"><text:span text:style-name="T10">be</text:span></text:span><text:span text:style-name="ch2_5f_arduino.Text.Whitespace"><text:span text:style-name="T10"> </text:span></text:span><text:span text:style-name="ch2_5f_arduino.Name"><text:span text:style-name="T10">combined</text:span></text:span><text:span text:style-name="ch2_5f_arduino.Text.Whitespace"><text:span text:style-name="T10"> </text:span></text:span><text:span text:style-name="ch2_5f_arduino.Name"><text:span text:style-name="T10">and</text:span></text:span><text:span text:style-name="ch2_5f_arduino.Text.Whitespace"><text:span text:style-name="T10"> </text:span></text:span><text:span text:style-name="ch2_5f_arduino.Name"><text:span text:style-name="T10">analyses</text:span></text:span><text:span text:style-name="ch2_5f_arduino.Text.Whitespace"><text:span text:style-name="T10"> </text:span></text:span><text:span text:style-name="ch2_5f_arduino.Name"><text:span text:style-name="T10">run.</text:span></text:span></text:p>
      <text:p text:style-name="P14"><text:span text:style-name="ch2_5f_arduino.Text.Whitespace"><text:span text:style-name="T10"><text:line-break/></text:span></text:span><text:span text:style-name="ch2_5f_arduino.Name"><text:span text:style-name="T10">coords1</text:span></text:span><text:span text:style-name="ch2_5f_arduino.Text.Whitespace"><text:span text:style-name="T10"> </text:span></text:span><text:span text:style-name="ch2_5f_arduino.Operator"><text:span text:style-name="T10">&lt;-</text:span></text:span><text:span text:style-name="ch2_5f_arduino.Text.Whitespace"><text:span text:style-name="T10"> </text:span></text:span><text:span text:style-name="ch2_5f_arduino.Name.Function"><text:span text:style-name="T10">combine.subsets</text:span></text:span><text:span text:style-name="ch2_5f_arduino.Punctuation"><text:span text:style-name="T10">(</text:span></text:span><text:span text:style-name="ch2_5f_arduino.Name"><text:span text:style-name="T10">GPA.h1</text:span></text:span><text:span text:style-name="ch2_5f_arduino.Punctuation"><text:span text:style-name="T10">,</text:span></text:span><text:span text:style-name="ch2_5f_arduino.Text.Whitespace"><text:span text:style-name="T10"> </text:span></text:span><text:span text:style-name="ch2_5f_arduino.Name"><text:span text:style-name="T10">GPA.t</text:span></text:span><text:span text:style-name="ch2_5f_arduino.Punctuation"><text:span text:style-name="T10">,</text:span></text:span><text:span text:style-name="ch2_5f_arduino.Text.Whitespace"><text:span text:style-name="T10"> </text:span></text:span><text:span text:style-name="ch2_5f_arduino.Name"><text:span text:style-name="T10">gpa</text:span></text:span><text:span text:style-name="ch2_5f_arduino.Text.Whitespace"><text:span text:style-name="T10"> </text:span></text:span><text:span text:style-name="ch2_5f_arduino.Operator"><text:span text:style-name="T10">=</text:span></text:span><text:span text:style-name="ch2_5f_arduino.Text.Whitespace"><text:span text:style-name="T10"> </text:span></text:span><text:span text:style-name="ch2_5f_arduino.Keyword.Constant"><text:span text:style-name="T10">FALSE</text:span></text:span><text:span text:style-name="ch2_5f_arduino.Punctuation"><text:span text:style-name="T10">)</text:span></text:span><text:span text:style-name="ch2_5f_arduino.Operator"><text:span text:style-name="T10">$</text:span></text:span><text:span text:style-name="ch2_5f_arduino.Name"><text:span text:style-name="T10">coords</text:span></text:span></text:p>
      <text:p text:style-name="P14"><text:span text:style-name="ch2_5f_arduino.Name"><text:span text:style-name="T10">coords2</text:span></text:span><text:span text:style-name="ch2_5f_arduino.Text.Whitespace"><text:span text:style-name="T10"> </text:span></text:span><text:span text:style-name="ch2_5f_arduino.Operator"><text:span text:style-name="T10">&lt;-</text:span></text:span><text:span text:style-name="ch2_5f_arduino.Text.Whitespace"><text:span text:style-name="T10"> </text:span></text:span><text:span text:style-name="ch2_5f_arduino.Name.Function"><text:span text:style-name="T10">combine.subsets</text:span></text:span><text:span text:style-name="ch2_5f_arduino.Punctuation"><text:span text:style-name="T10">(</text:span></text:span><text:span text:style-name="ch2_5f_arduino.Name"><text:span text:style-name="T10">GPA.h2</text:span></text:span><text:span text:style-name="ch2_5f_arduino.Punctuation"><text:span text:style-name="T10">,</text:span></text:span><text:span text:style-name="ch2_5f_arduino.Text.Whitespace"><text:span text:style-name="T10"> </text:span></text:span><text:span text:style-name="ch2_5f_arduino.Name"><text:span text:style-name="T10">GPA.t</text:span></text:span><text:span text:style-name="ch2_5f_arduino.Punctuation"><text:span text:style-name="T10">,</text:span></text:span><text:span text:style-name="ch2_5f_arduino.Text.Whitespace"><text:span text:style-name="T10"> </text:span></text:span><text:span text:style-name="ch2_5f_arduino.Name"><text:span text:style-name="T10">gpa</text:span></text:span><text:span text:style-name="ch2_5f_arduino.Text.Whitespace"><text:span text:style-name="T10"> </text:span></text:span><text:span text:style-name="ch2_5f_arduino.Operator"><text:span text:style-name="T10">=</text:span></text:span><text:span text:style-name="ch2_5f_arduino.Text.Whitespace"><text:span text:style-name="T10"> </text:span></text:span><text:span text:style-name="ch2_5f_arduino.Keyword.Constant"><text:span text:style-name="T10">FALSE</text:span></text:span><text:span text:style-name="ch2_5f_arduino.Punctuation"><text:span text:style-name="T10">)</text:span></text:span><text:span text:style-name="ch2_5f_arduino.Operator"><text:span text:style-name="T10">$</text:span></text:span><text:span text:style-name="ch2_5f_arduino.Name"><text:span text:style-name="T10">coords</text:span></text:span></text:p>
      <text:p text:style-name="P14"><text:span text:style-name="ch2_5f_arduino.Name"><text:span text:style-name="T10">gp</text:span></text:span><text:span text:style-name="ch2_5f_arduino.Text.Whitespace"><text:span text:style-name="T10"> </text:span></text:span><text:span text:style-name="ch2_5f_arduino.Operator"><text:span text:style-name="T10">&lt;-</text:span></text:span><text:span text:style-name="ch2_5f_arduino.Text.Whitespace"><text:span text:style-name="T10"> </text:span></text:span><text:span text:style-name="ch2_5f_arduino.Name.Function"><text:span text:style-name="T10">factor</text:span></text:span><text:span text:style-name="ch2_5f_arduino.Punctuation"><text:span text:style-name="T10">(</text:span></text:span><text:span text:style-name="ch2_5f_arduino.Name.Function"><text:span text:style-name="T10">c</text:span></text:span><text:span text:style-name="ch2_5f_arduino.Punctuation"><text:span text:style-name="T10">(</text:span></text:span><text:span text:style-name="ch2_5f_arduino.Name.Function"><text:span text:style-name="T10">rep</text:span></text:span><text:span text:style-name="ch2_5f_arduino.Punctuation"><text:span text:style-name="T10">(</text:span></text:span><text:span text:style-name="ch2_5f_arduino.Literal.Number"><text:span text:style-name="T10">1</text:span></text:span><text:span text:style-name="ch2_5f_arduino.Punctuation"><text:span text:style-name="T10">,</text:span></text:span><text:span text:style-name="ch2_5f_arduino.Text.Whitespace"><text:span text:style-name="T10"> </text:span></text:span><text:span text:style-name="ch2_5f_arduino.Literal.Number"><text:span text:style-name="T10">27</text:span></text:span><text:span text:style-name="ch2_5f_arduino.Punctuation"><text:span text:style-name="T10">),</text:span></text:span><text:span text:style-name="ch2_5f_arduino.Text.Whitespace"><text:span text:style-name="T10"> </text:span></text:span><text:span text:style-name="ch2_5f_arduino.Name.Function"><text:span text:style-name="T10">rep</text:span></text:span><text:span text:style-name="ch2_5f_arduino.Punctuation"><text:span text:style-name="T10">(</text:span></text:span><text:span text:style-name="ch2_5f_arduino.Literal.Number"><text:span text:style-name="T10">2</text:span></text:span><text:span text:style-name="ch2_5f_arduino.Punctuation"><text:span text:style-name="T10">,</text:span></text:span><text:span text:style-name="ch2_5f_arduino.Text.Whitespace"><text:span text:style-name="T10"> </text:span></text:span><text:span text:style-name="ch2_5f_arduino.Literal.Number"><text:span text:style-name="T10">29</text:span></text:span><text:span text:style-name="ch2_5f_arduino.Punctuation"><text:span text:style-name="T10">)))</text:span></text:span></text:p>
      <text:p text:style-name="P16"><text:span text:style-name="ch2_5f_arduino.Name"><text:span text:style-name="T13">MT1</text:span></text:span><text:span text:style-name="ch2_5f_arduino.Text.Whitespace"><text:span text:style-name="T9"> </text:span></text:span><text:span text:style-name="ch2_5f_arduino.Operator"><text:span text:style-name="T13">&lt;-</text:span></text:span><text:span text:style-name="ch2_5f_arduino.Text.Whitespace"><text:span text:style-name="T9"> </text:span></text:span><text:span text:style-name="ch2_5f_arduino.Name.Function"><text:span text:style-name="T13">modularity.test</text:span></text:span><text:span text:style-name="ch2_5f_arduino.Punctuation"><text:span text:style-name="T9">(</text:span></text:span><text:span text:style-name="ch2_5f_arduino.Name"><text:span text:style-name="T13">coords1</text:span></text:span><text:span text:style-name="ch2_5f_arduino.Punctuation"><text:span text:style-name="T9">,</text:span></text:span><text:span text:style-name="ch2_5f_arduino.Text.Whitespace"><text:span text:style-name="T9"> </text:span></text:span><text:a xlink:type="simple" xlink:href="http://partition.gp/" office:target-frame-name="_blank" xlink:show="new" text:style-name="Internet_20_link" text:visited-style-name="Visited_20_Internet_20_Link"><text:span text:style-name="ch2_5f_arduino.Name"><text:span text:style-name="T13">partition.gp</text:span></text:span></text:a><text:span text:style-name="ch2_5f_arduino.Text.Whitespace"><text:span text:style-name="T9"> </text:span></text:span><text:span text:style-name="ch2_5f_arduino.Operator"><text:span text:style-name="T13">=</text:span></text:span><text:span text:style-name="ch2_5f_arduino.Text.Whitespace"><text:span text:style-name="T9"> </text:span></text:span><text:span text:style-name="ch2_5f_arduino.Name"><text:span text:style-name="T13">gp</text:span></text:span><text:span text:style-name="ch2_5f_arduino.Punctuation"><text:span text:style-name="T9">)</text:span></text:span></text:p>
      <text:p text:style-name="P16"><text:span text:style-name="ch2_5f_arduino.Name"><text:span text:style-name="T13">MT2</text:span></text:span><text:span text:style-name="ch2_5f_arduino.Text.Whitespace"><text:span text:style-name="T9"> </text:span></text:span><text:span text:style-name="ch2_5f_arduino.Operator"><text:span text:style-name="T13">&lt;-</text:span></text:span><text:span text:style-name="ch2_5f_arduino.Text.Whitespace"><text:span text:style-name="T9"> </text:span></text:span><text:span text:style-name="ch2_5f_arduino.Name.Function"><text:span text:style-name="T13">modularity.test</text:span></text:span><text:span text:style-name="ch2_5f_arduino.Punctuation"><text:span text:style-name="T9">(</text:span></text:span><text:span text:style-name="ch2_5f_arduino.Name"><text:span text:style-name="T13">coords2</text:span></text:span><text:span text:style-name="ch2_5f_arduino.Punctuation"><text:span text:style-name="T9">,</text:span></text:span><text:span text:style-name="ch2_5f_arduino.Text.Whitespace"><text:span text:style-name="T9"> </text:span></text:span><text:a xlink:type="simple" xlink:href="http://partition.gp/" office:target-frame-name="_blank" xlink:show="new" text:style-name="Internet_20_link" text:visited-style-name="Visited_20_Internet_20_Link"><text:span text:style-name="ch2_5f_arduino.Name"><text:span text:style-name="T13">partition.gp</text:span></text:span></text:a><text:span text:style-name="ch2_5f_arduino.Text.Whitespace"><text:span text:style-name="T9"> </text:span></text:span><text:span text:style-name="ch2_5f_arduino.Operator"><text:span text:style-name="T13">=</text:span></text:span><text:span text:style-name="ch2_5f_arduino.Text.Whitespace"><text:span text:style-name="T9"> </text:span></text:span><text:span text:style-name="ch2_5f_arduino.Name"><text:span text:style-name="T13">gp</text:span></text:span><text:span text:style-name="ch2_5f_arduino.Punctuation"><text:span text:style-name="T9">)</text:span></text:span></text:p>
      <text:p text:style-name="P14"><text:span text:style-name="ch2_5f_arduino.Name"><text:span text:style-name="T10">MT1</text:span></text:span><text:span text:style-name="ch2_5f_arduino.Text.Whitespace"><text:span text:style-name="T10"><text:line-break/></text:span></text:span><text:span text:style-name="ch2_5f_arduino.Name"><text:span text:style-name="T10">CR</text:span></text:span><text:span text:style-name="ch2_5f_arduino.Operator"><text:span text:style-name="T10">:</text:span></text:span><text:span text:style-name="ch2_5f_arduino.Text.Whitespace"><text:span text:style-name="T10"> </text:span></text:span><text:span text:style-name="ch2_5f_arduino.Literal.Number"><text:span text:style-name="T10">0.8331</text:span></text:span></text:p>
      <text:p text:style-name="P14"><text:span text:style-name="ch2_5f_arduino.Name"><text:span text:style-name="T10">P</text:span></text:span><text:span text:style-name="ch2_5f_arduino.Operator"><text:span text:style-name="T10">-</text:span></text:span><text:span text:style-name="ch2_5f_arduino.Name"><text:span text:style-name="T10">value</text:span></text:span><text:span text:style-name="ch2_5f_arduino.Operator"><text:span text:style-name="T10">:</text:span></text:span><text:span text:style-name="ch2_5f_arduino.Text.Whitespace"><text:span text:style-name="T10"> </text:span></text:span><text:span text:style-name="ch2_5f_arduino.Literal.Number"><text:span text:style-name="T10">0.005</text:span></text:span></text:p>
      <text:p text:style-name="P14"><text:span text:style-name="ch2_5f_arduino.Name"><text:span text:style-name="T10">Effect</text:span></text:span><text:span text:style-name="ch2_5f_arduino.Text.Whitespace"><text:span text:style-name="T10"> </text:span></text:span><text:span text:style-name="ch2_5f_arduino.Name"><text:span text:style-name="T10">Size</text:span></text:span><text:span text:style-name="ch2_5f_arduino.Operator"><text:span text:style-name="T10">:</text:span></text:span><text:span text:style-name="ch2_5f_arduino.Text.Whitespace"><text:span text:style-name="T10"> </text:span></text:span><text:span text:style-name="ch2_5f_arduino.Literal.Number"><text:span text:style-name="T10">-2.6203</text:span></text:span></text:p>
      <text:p text:style-name="P14"><text:span text:style-name="ch2_5f_arduino.Name"><text:span text:style-name="T10">Based</text:span></text:span><text:span text:style-name="ch2_5f_arduino.Text.Whitespace"><text:span text:style-name="T10"> </text:span></text:span><text:span text:style-name="ch2_5f_arduino.Name"><text:span text:style-name="T10">on</text:span></text:span><text:span text:style-name="ch2_5f_arduino.Text.Whitespace"><text:span text:style-name="T10"> </text:span></text:span><text:span text:style-name="ch2_5f_arduino.Literal.Number"><text:span text:style-name="T10">1000</text:span></text:span><text:span text:style-name="ch2_5f_arduino.Text.Whitespace"><text:span text:style-name="T10"> </text:span></text:span><text:span text:style-name="ch2_5f_arduino.Name"><text:span text:style-name="T10">random</text:span></text:span><text:span text:style-name="ch2_5f_arduino.Text.Whitespace"><text:span text:style-name="T10"> </text:span></text:span><text:span text:style-name="ch2_5f_arduino.Name"><text:span text:style-name="T10">permutations</text:span></text:span></text:p>
      <text:p text:style-name="P14"><text:span text:style-name="ch2_5f_arduino.Name"><text:span text:style-name="T10">MT2</text:span></text:span><text:span text:style-name="ch2_5f_arduino.Text.Whitespace"><text:span text:style-name="T10"><text:line-break/></text:span></text:span><text:span text:style-name="ch2_5f_arduino.Name"><text:span text:style-name="T10">CR</text:span></text:span><text:span text:style-name="ch2_5f_arduino.Operator"><text:span text:style-name="T10">:</text:span></text:span><text:span text:style-name="ch2_5f_arduino.Literal.Number"><text:span text:style-name="T10">0.8725</text:span></text:span></text:p>
      <text:p text:style-name="P14"><text:span text:style-name="ch2_5f_arduino.Name"><text:span text:style-name="T10">P</text:span></text:span><text:span text:style-name="ch2_5f_arduino.Operator"><text:span text:style-name="T10">-</text:span></text:span><text:span text:style-name="ch2_5f_arduino.Name"><text:span text:style-name="T10">value</text:span></text:span><text:span text:style-name="ch2_5f_arduino.Operator"><text:span text:style-name="T10">:</text:span></text:span><text:span text:style-name="ch2_5f_arduino.Text.Whitespace"><text:span text:style-name="T10"> </text:span></text:span><text:span text:style-name="ch2_5f_arduino.Literal.Number"><text:span text:style-name="T10">0.012</text:span></text:span></text:p>
      <text:p text:style-name="P14"><text:span text:style-name="ch2_5f_arduino.Name"><text:span text:style-name="T10">Effect</text:span></text:span><text:span text:style-name="ch2_5f_arduino.Text.Whitespace"><text:span text:style-name="T10"> </text:span></text:span><text:span text:style-name="ch2_5f_arduino.Name"><text:span text:style-name="T10">Size</text:span></text:span><text:span text:style-name="ch2_5f_arduino.Operator"><text:span text:style-name="T10">:</text:span></text:span><text:span text:style-name="ch2_5f_arduino.Text.Whitespace"><text:span text:style-name="T10"> </text:span></text:span><text:span text:style-name="ch2_5f_arduino.Literal.Number"><text:span text:style-name="T10">-2.1878</text:span></text:span></text:p>
      <text:p text:style-name="P14"><text:span text:style-name="ch2_5f_arduino.Name"><text:span text:style-name="T10">Based</text:span></text:span><text:span text:style-name="ch2_5f_arduino.Text.Whitespace"><text:span text:style-name="T10"> </text:span></text:span><text:span text:style-name="ch2_5f_arduino.Name"><text:span text:style-name="T10">on</text:span></text:span><text:span text:style-name="ch2_5f_arduino.Text.Whitespace"><text:span text:style-name="T10"> </text:span></text:span><text:span text:style-name="ch2_5f_arduino.Literal.Number"><text:span text:style-name="T10">1000</text:span></text:span><text:span text:style-name="ch2_5f_arduino.Text.Whitespace"><text:span text:style-name="T10"> </text:span></text:span><text:span text:style-name="ch2_5f_arduino.Name"><text:span text:style-name="T10">random</text:span></text:span><text:span text:style-name="ch2_5f_arduino.Text.Whitespace"><text:span text:style-name="T10"> </text:span></text:span><text:span text:style-name="ch2_5f_arduino.Name"><text:span text:style-name="T10">permutations</text:span></text:span></text:p>
      <text:p text:style-name="P16"><text:soft-page-break/><text:span text:style-name="ch2_5f_arduino.Text.Whitespace"><text:span text:style-name="T9"><text:line-break/></text:span></text:span><text:span text:style-name="ch2_5f_arduino.Name"><text:span text:style-name="T13">IT1</text:span></text:span><text:span text:style-name="ch2_5f_arduino.Text.Whitespace"><text:span text:style-name="T9"> </text:span></text:span><text:span text:style-name="ch2_5f_arduino.Operator"><text:span text:style-name="T13">&lt;-</text:span></text:span><text:span text:style-name="ch2_5f_arduino.Text.Whitespace"><text:span text:style-name="T9"> </text:span></text:span><text:span text:style-name="ch2_5f_arduino.Name.Function"><text:span text:style-name="T13">integration.test</text:span></text:span><text:span text:style-name="ch2_5f_arduino.Punctuation"><text:span text:style-name="T9">(</text:span></text:span><text:span text:style-name="ch2_5f_arduino.Name"><text:span text:style-name="T13">coords1</text:span></text:span><text:span text:style-name="ch2_5f_arduino.Punctuation"><text:span text:style-name="T9">,</text:span></text:span><text:span text:style-name="ch2_5f_arduino.Text.Whitespace"><text:span text:style-name="T9"> </text:span></text:span><text:a xlink:type="simple" xlink:href="http://partition.gp/" office:target-frame-name="_blank" xlink:show="new" text:style-name="Internet_20_link" text:visited-style-name="Visited_20_Internet_20_Link"><text:span text:style-name="ch2_5f_arduino.Name"><text:span text:style-name="T13">partition.gp</text:span></text:span></text:a><text:span text:style-name="ch2_5f_arduino.Text.Whitespace"><text:span text:style-name="T9"> </text:span></text:span><text:span text:style-name="ch2_5f_arduino.Operator"><text:span text:style-name="T13">=</text:span></text:span><text:span text:style-name="ch2_5f_arduino.Text.Whitespace"><text:span text:style-name="T9"> </text:span></text:span><text:span text:style-name="ch2_5f_arduino.Name"><text:span text:style-name="T13">gp</text:span></text:span><text:span text:style-name="ch2_5f_arduino.Punctuation"><text:span text:style-name="T9">)</text:span></text:span></text:p>
      <text:p text:style-name="P16"><text:span text:style-name="ch2_5f_arduino.Name"><text:span text:style-name="T13">IT2</text:span></text:span><text:span text:style-name="ch2_5f_arduino.Text.Whitespace"><text:span text:style-name="T9"> </text:span></text:span><text:span text:style-name="ch2_5f_arduino.Operator"><text:span text:style-name="T13">&lt;-</text:span></text:span><text:span text:style-name="ch2_5f_arduino.Text.Whitespace"><text:span text:style-name="T9"> </text:span></text:span><text:span text:style-name="ch2_5f_arduino.Name.Function"><text:span text:style-name="T13">integration.test</text:span></text:span><text:span text:style-name="ch2_5f_arduino.Punctuation"><text:span text:style-name="T9">(</text:span></text:span><text:span text:style-name="ch2_5f_arduino.Name"><text:span text:style-name="T13">coords2</text:span></text:span><text:span text:style-name="ch2_5f_arduino.Punctuation"><text:span text:style-name="T9">,</text:span></text:span><text:span text:style-name="ch2_5f_arduino.Text.Whitespace"><text:span text:style-name="T9"> </text:span></text:span><text:a xlink:type="simple" xlink:href="http://partition.gp/" office:target-frame-name="_blank" xlink:show="new" text:style-name="Internet_20_link" text:visited-style-name="Visited_20_Internet_20_Link"><text:span text:style-name="ch2_5f_arduino.Name"><text:span text:style-name="T13">partition.gp</text:span></text:span></text:a><text:span text:style-name="ch2_5f_arduino.Text.Whitespace"><text:span text:style-name="T9"> </text:span></text:span><text:span text:style-name="ch2_5f_arduino.Operator"><text:span text:style-name="T13">=</text:span></text:span><text:span text:style-name="ch2_5f_arduino.Text.Whitespace"><text:span text:style-name="T9"> </text:span></text:span><text:span text:style-name="ch2_5f_arduino.Name"><text:span text:style-name="T13">gp</text:span></text:span><text:span text:style-name="ch2_5f_arduino.Punctuation"><text:span text:style-name="T9">)</text:span></text:span></text:p>
      <text:p text:style-name="P14"><text:span text:style-name="ch2_5f_arduino.Name"><text:span text:style-name="T10">IT1</text:span></text:span></text:p>
      <text:p text:style-name="P14"><text:span text:style-name="ch2_5f_arduino.Name"><text:span text:style-name="T10">r</text:span></text:span><text:span text:style-name="ch2_5f_arduino.Operator"><text:span text:style-name="T10">-</text:span></text:span><text:span text:style-name="ch2_5f_arduino.Name"><text:span text:style-name="T10">PLS</text:span></text:span><text:span text:style-name="ch2_5f_arduino.Operator"><text:span text:style-name="T10">:</text:span></text:span><text:span text:style-name="ch2_5f_arduino.Text.Whitespace"><text:span text:style-name="T10"> </text:span></text:span><text:span text:style-name="ch2_5f_arduino.Literal.Number"><text:span text:style-name="T10">0.874</text:span></text:span></text:p>
      <text:p text:style-name="P14"><text:span text:style-name="ch2_5f_arduino.Name"><text:span text:style-name="T10">Effect</text:span></text:span><text:span text:style-name="ch2_5f_arduino.Text.Whitespace"><text:span text:style-name="T10"> </text:span></text:span><text:span text:style-name="ch2_5f_arduino.Name.Function"><text:span text:style-name="T10">Size </text:span></text:span><text:span text:style-name="ch2_5f_arduino.Punctuation"><text:span text:style-name="T10">(</text:span></text:span><text:span text:style-name="ch2_5f_arduino.Name"><text:span text:style-name="T10">Z</text:span></text:span><text:span text:style-name="ch2_5f_arduino.Punctuation"><text:span text:style-name="T10">)</text:span></text:span><text:span text:style-name="ch2_5f_arduino.Operator"><text:span text:style-name="T10">:</text:span></text:span><text:span text:style-name="ch2_5f_arduino.Text.Whitespace"><text:span text:style-name="T10"> </text:span></text:span><text:span text:style-name="ch2_5f_arduino.Literal.Number"><text:span text:style-name="T10">5.438</text:span></text:span></text:p>
      <text:p text:style-name="P14"><text:span text:style-name="ch2_5f_arduino.Name"><text:span text:style-name="T10">P</text:span></text:span><text:span text:style-name="ch2_5f_arduino.Operator"><text:span text:style-name="T10">-</text:span></text:span><text:span text:style-name="ch2_5f_arduino.Name"><text:span text:style-name="T10">value</text:span></text:span><text:span text:style-name="ch2_5f_arduino.Operator"><text:span text:style-name="T10">:</text:span></text:span><text:span text:style-name="ch2_5f_arduino.Text.Whitespace"><text:span text:style-name="T10"> </text:span></text:span><text:span text:style-name="ch2_5f_arduino.Literal.Number"><text:span text:style-name="T10">0.001</text:span></text:span></text:p>
      <text:p text:style-name="P14"><text:span text:style-name="ch2_5f_arduino.Name"><text:span text:style-name="T10">Based</text:span></text:span><text:span text:style-name="ch2_5f_arduino.Text.Whitespace"><text:span text:style-name="T10"> </text:span></text:span><text:span text:style-name="ch2_5f_arduino.Name"><text:span text:style-name="T10">on</text:span></text:span><text:span text:style-name="ch2_5f_arduino.Text.Whitespace"><text:span text:style-name="T10"> </text:span></text:span><text:span text:style-name="ch2_5f_arduino.Literal.Number"><text:span text:style-name="T10">1000</text:span></text:span><text:span text:style-name="ch2_5f_arduino.Text.Whitespace"><text:span text:style-name="T10"> </text:span></text:span><text:span text:style-name="ch2_5f_arduino.Name"><text:span text:style-name="T10">random</text:span></text:span><text:span text:style-name="ch2_5f_arduino.Text.Whitespace"><text:span text:style-name="T10"> </text:span></text:span><text:span text:style-name="ch2_5f_arduino.Name"><text:span text:style-name="T10">permutations</text:span></text:span></text:p>
      <text:p text:style-name="P14"><text:span text:style-name="ch2_5f_arduino.Name"><text:span text:style-name="T10">IT2</text:span></text:span></text:p>
      <text:p text:style-name="P14"><text:span text:style-name="ch2_5f_arduino.Name"><text:span text:style-name="T10">r</text:span></text:span><text:span text:style-name="ch2_5f_arduino.Operator"><text:span text:style-name="T10">-</text:span></text:span><text:span text:style-name="ch2_5f_arduino.Name"><text:span text:style-name="T10">PLS</text:span></text:span><text:span text:style-name="ch2_5f_arduino.Operator"><text:span text:style-name="T10">:</text:span></text:span><text:span text:style-name="ch2_5f_arduino.Text.Whitespace"><text:span text:style-name="T10"> </text:span></text:span><text:span text:style-name="ch2_5f_arduino.Literal.Number"><text:span text:style-name="T10">0.909</text:span></text:span></text:p>
      <text:p text:style-name="P14"><text:span text:style-name="ch2_5f_arduino.Name"><text:span text:style-name="T10">Effect</text:span></text:span><text:span text:style-name="ch2_5f_arduino.Text.Whitespace"><text:span text:style-name="T10"> </text:span></text:span><text:span text:style-name="ch2_5f_arduino.Name.Function"><text:span text:style-name="T10">Size </text:span></text:span><text:span text:style-name="ch2_5f_arduino.Punctuation"><text:span text:style-name="T10">(</text:span></text:span><text:span text:style-name="ch2_5f_arduino.Name"><text:span text:style-name="T10">Z</text:span></text:span><text:span text:style-name="ch2_5f_arduino.Punctuation"><text:span text:style-name="T10">)</text:span></text:span><text:span text:style-name="ch2_5f_arduino.Operator"><text:span text:style-name="T10">:</text:span></text:span><text:span text:style-name="ch2_5f_arduino.Text.Whitespace"><text:span text:style-name="T10"> </text:span></text:span><text:span text:style-name="ch2_5f_arduino.Literal.Number"><text:span text:style-name="T10">5.8782</text:span></text:span></text:p>
      <text:p text:style-name="P14"><text:span text:style-name="ch2_5f_arduino.Name"><text:span text:style-name="T10">P</text:span></text:span><text:span text:style-name="ch2_5f_arduino.Operator"><text:span text:style-name="T10">-</text:span></text:span><text:span text:style-name="ch2_5f_arduino.Name"><text:span text:style-name="T10">value</text:span></text:span><text:span text:style-name="ch2_5f_arduino.Operator"><text:span text:style-name="T10">:</text:span></text:span><text:span text:style-name="ch2_5f_arduino.Text.Whitespace"><text:span text:style-name="T10"> </text:span></text:span><text:span text:style-name="ch2_5f_arduino.Literal.Number"><text:span text:style-name="T10">0.001</text:span></text:span></text:p>
      <text:p text:style-name="P14"><text:span text:style-name="ch2_5f_arduino.Name"><text:span text:style-name="T10">Based</text:span></text:span><text:span text:style-name="ch2_5f_arduino.Text.Whitespace"><text:span text:style-name="T10"> </text:span></text:span><text:span text:style-name="ch2_5f_arduino.Name"><text:span text:style-name="T10">on</text:span></text:span><text:span text:style-name="ch2_5f_arduino.Text.Whitespace"><text:span text:style-name="T10"> </text:span></text:span><text:span text:style-name="ch2_5f_arduino.Literal.Number"><text:span text:style-name="T10">1000</text:span></text:span><text:span text:style-name="ch2_5f_arduino.Text.Whitespace"><text:span text:style-name="T10"> </text:span></text:span><text:span text:style-name="ch2_5f_arduino.Name"><text:span text:style-name="T10">random</text:span></text:span><text:span text:style-name="ch2_5f_arduino.Text.Whitespace"><text:span text:style-name="T10"> </text:span></text:span><text:span text:style-name="ch2_5f_arduino.Name"><text:span text:style-name="T10">permutations</text:span></text:span></text:p>
      <text:p text:style-name="P14"><text:span text:style-name="ch2_5f_arduino.Text.Whitespace"><text:span text:style-name="T10"/></text:span></text:p>
      <text:p text:style-name="P14"><text:span text:style-name="ch2_5f_arduino.Text.Whitespace"><text:span text:style-name="T11"># </text:span></text:span><text:span text:style-name="ch2_5f_arduino.Name"><text:span text:style-name="T10">So</text:span></text:span><text:span text:style-name="ch2_5f_arduino.Punctuation"><text:span text:style-name="T10">,</text:span></text:span><text:span text:style-name="ch2_5f_arduino.Text.Whitespace"><text:span text:style-name="T10"> </text:span></text:span><text:span text:style-name="ch2_5f_arduino.Name"><text:span text:style-name="T10">as</text:span></text:span><text:span text:style-name="ch2_5f_arduino.Text.Whitespace"><text:span text:style-name="T10"> </text:span></text:span><text:span text:style-name="ch2_5f_arduino.Name"><text:span text:style-name="T10">it</text:span></text:span><text:span text:style-name="ch2_5f_arduino.Text.Whitespace"><text:span text:style-name="T10"> </text:span></text:span><text:span text:style-name="ch2_5f_arduino.Name"><text:span text:style-name="T10">can</text:span></text:span><text:span text:style-name="ch2_5f_arduino.Text.Whitespace"><text:span text:style-name="T10"> </text:span></text:span><text:span text:style-name="ch2_5f_arduino.Name"><text:span text:style-name="T10">be</text:span></text:span><text:span text:style-name="ch2_5f_arduino.Text.Whitespace"><text:span text:style-name="T10"> </text:span></text:span><text:span text:style-name="ch2_5f_arduino.Name"><text:span text:style-name="T10">seen</text:span></text:span><text:span text:style-name="ch2_5f_arduino.Punctuation"><text:span text:style-name="T10">,</text:span></text:span><text:span text:style-name="ch2_5f_arduino.Text.Whitespace"><text:span text:style-name="T10"> </text:span></text:span><text:span text:style-name="ch2_5f_arduino.Name"><text:span text:style-name="T10">the</text:span></text:span><text:span text:style-name="ch2_5f_arduino.Text.Whitespace"><text:span text:style-name="T10"> </text:span></text:span><text:span text:style-name="ch2_5f_arduino.Name"><text:span text:style-name="T10">arbitrary</text:span></text:span><text:span text:style-name="ch2_5f_arduino.Text.Whitespace"><text:span text:style-name="T10"> </text:span></text:span><text:span text:style-name="ch2_5f_arduino.Name"><text:span text:style-name="T10">rotation</text:span></text:span><text:span text:style-name="ch2_5f_arduino.Text.Whitespace"><text:span text:style-name="T10"> </text:span></text:span><text:span text:style-name="ch2_5f_arduino.Name"><text:span text:style-name="T10">of</text:span></text:span><text:span text:style-name="ch2_5f_arduino.Text.Whitespace"><text:span text:style-name="T10"> </text:span></text:span><text:span text:style-name="ch2_5f_arduino.Name"><text:span text:style-name="T10">modules</text:span></text:span><text:span text:style-name="ch2_5f_arduino.Text.Whitespace"><text:span text:style-name="T10"> </text:span></text:span><text:span text:style-name="ch2_5f_arduino.Name"><text:span text:style-name="T10">will</text:span></text:span><text:span text:style-name="ch2_5f_arduino.Text.Whitespace"><text:span text:style-name="T10"> </text:span></text:span><text:span text:style-name="ch2_5f_arduino.Name"><text:span text:style-name="T10">change</text:span></text:span><text:span text:style-name="ch2_5f_arduino.Text.Whitespace"><text:span text:style-name="T10"> </text:span></text:span><text:span text:style-name="ch2_5f_arduino.Name"><text:span text:style-name="T10">the</text:span></text:span><text:span text:style-name="ch2_5f_arduino.Text.Whitespace"><text:span text:style-name="T10"> </text:span></text:span><text:span text:style-name="ch2_5f_arduino.Name"><text:span text:style-name="T10">results.</text:span></text:span><text:span text:style-name="ch2_5f_arduino.Text.Whitespace"><text:span text:style-name="T10">  </text:span></text:span><text:span text:style-name="ch2_5f_arduino.Name"><text:span text:style-name="T10">As</text:span></text:span><text:span text:style-name="ch2_5f_arduino.Text.Whitespace"><text:span text:style-name="T10"> </text:span></text:span><text:span text:style-name="ch2_5f_arduino.Name"><text:span text:style-name="T10">the</text:span></text:span><text:span text:style-name="ch2_5f_arduino.Text.Whitespace"><text:span text:style-name="T10"> </text:span></text:span><text:span text:style-name="ch2_5f_arduino.Name"><text:span text:style-name="T10">authors</text:span></text:span><text:span text:style-name="ch2_5f_arduino.Text.Whitespace"><text:span text:style-name="T10"> </text:span></text:span><text:span text:style-name="ch2_5f_arduino.Name"><text:span text:style-name="T10">noted</text:span></text:span><text:span text:style-name="ch2_5f_arduino.Punctuation"><text:span text:style-name="T10">,</text:span></text:span><text:span text:style-name="ch2_5f_arduino.Text.Whitespace"><text:span text:style-name="T10"> </text:span></text:span><text:span text:style-name="ch2_5f_arduino.Name"><text:span text:style-name="T10">there</text:span></text:span><text:span text:style-name="ch2_5f_arduino.Text.Whitespace"><text:span text:style-name="T10"> </text:span></text:span><text:span text:style-name="ch2_5f_arduino.Name"><text:span text:style-name="T10">is</text:span></text:span><text:span text:style-name="ch2_5f_arduino.Text.Whitespace"><text:span text:style-name="T10"> </text:span></text:span><text:span text:style-name="ch2_5f_arduino.Name"><text:span text:style-name="T10">a</text:span></text:span><text:span text:style-name="ch2_5f_arduino.Text.Whitespace"><text:span text:style-name="T10"> </text:span></text:span><text:span text:style-name="ch2_5f_arduino.Name"><text:span text:style-name="T10">problem</text:span></text:span><text:span text:style-name="ch2_5f_arduino.Text.Whitespace"><text:span text:style-name="T10"> </text:span></text:span><text:span text:style-name="ch2_5f_arduino.Name"><text:span text:style-name="T10">of</text:span></text:span><text:span text:style-name="ch2_5f_arduino.Text.Whitespace"><text:span text:style-name="T10"> </text:span></text:span><text:span text:style-name="ch2_5f_arduino.Name"><text:span text:style-name="T10">scaling</text:span></text:span><text:span text:style-name="ch2_5f_arduino.Punctuation"><text:span text:style-name="T10">,</text:span></text:span><text:span text:style-name="ch2_5f_arduino.Text.Whitespace"><text:span text:style-name="T10"> </text:span></text:span><text:span text:style-name="ch2_5f_arduino.Name"><text:span text:style-name="T10">because</text:span></text:span><text:span text:style-name="ch2_5f_arduino.Text.Whitespace"><text:span text:style-name="T10"> </text:span></text:span><text:span text:style-name="ch2_5f_arduino.Name"><text:span text:style-name="T10">each</text:span></text:span><text:span text:style-name="ch2_5f_arduino.Text.Whitespace"><text:span text:style-name="T10"> </text:span></text:span><text:span text:style-name="ch2_5f_arduino.Name"><text:span text:style-name="T10">configuration</text:span></text:span><text:span text:style-name="ch2_5f_arduino.Text.Whitespace"><text:span text:style-name="T10"> </text:span></text:span><text:span text:style-name="ch2_5f_arduino.Name"><text:span text:style-name="T10">is</text:span></text:span><text:span text:style-name="ch2_5f_arduino.Text.Whitespace"><text:span text:style-name="T10"> </text:span></text:span><text:span text:style-name="ch2_5f_arduino.Name"><text:span text:style-name="T10">transformed</text:span></text:span><text:span text:style-name="ch2_5f_arduino.Text.Whitespace"><text:span text:style-name="T10"> </text:span></text:span><text:span text:style-name="ch2_5f_arduino.Name"><text:span text:style-name="T10">to</text:span></text:span><text:span text:style-name="ch2_5f_arduino.Text.Whitespace"><text:span text:style-name="T10"> </text:span></text:span><text:span text:style-name="ch2_5f_arduino.Name"><text:span text:style-name="T10">unit</text:span></text:span><text:span text:style-name="ch2_5f_arduino.Text.Whitespace"><text:span text:style-name="T10"> </text:span></text:span><text:span text:style-name="ch2_5f_arduino.Name"><text:span text:style-name="T10">size.</text:span></text:span><text:span text:style-name="ch2_5f_arduino.Text.Whitespace"><text:span text:style-name="T10">  </text:span></text:span><text:span text:style-name="ch2_5f_arduino.Name"><text:span text:style-name="T10">This</text:span></text:span><text:span text:style-name="ch2_5f_arduino.Text.Whitespace"><text:span text:style-name="T10"> </text:span></text:span><text:span text:style-name="ch2_5f_arduino.Name"><text:span text:style-name="T10">can</text:span></text:span><text:span text:style-name="ch2_5f_arduino.Text.Whitespace"><text:span text:style-name="T10"> </text:span></text:span><text:span text:style-name="ch2_5f_arduino.Name"><text:span text:style-name="T10">be</text:span></text:span><text:span text:style-name="ch2_5f_arduino.Text.Whitespace"><text:span text:style-name="T10"> </text:span></text:span><text:span text:style-name="ch2_5f_arduino.Name"><text:span text:style-name="T10">avoided</text:span></text:span><text:span text:style-name="ch2_5f_arduino.Text.Whitespace"><text:span text:style-name="T10"> </text:span></text:span><text:span text:style-name="ch2_5f_arduino.Name"><text:span text:style-name="T10">by</text:span></text:span><text:span text:style-name="ch2_5f_arduino.Text.Whitespace"><text:span text:style-name="T10"> </text:span></text:span><text:span text:style-name="ch2_5f_arduino.Name"><text:span text:style-name="T10">combining</text:span></text:span><text:span text:style-name="ch2_5f_arduino.Text.Whitespace"><text:span text:style-name="T10"> </text:span></text:span><text:span text:style-name="ch2_5f_arduino.Name"><text:span text:style-name="T10">landmark</text:span></text:span><text:span text:style-name="ch2_5f_arduino.Text.Whitespace"><text:span text:style-name="T10"> </text:span></text:span><text:span text:style-name="ch2_5f_arduino.Name"><text:span text:style-name="T10">configurations</text:span></text:span><text:span text:style-name="ch2_5f_arduino.Text.Whitespace"><text:span text:style-name="T10"> </text:span></text:span><text:span text:style-name="ch2_5f_arduino.Name"><text:span text:style-name="T10">and</text:span></text:span><text:span text:style-name="ch2_5f_arduino.Text.Whitespace"><text:span text:style-name="T10"> </text:span></text:span><text:span text:style-name="ch2_5f_arduino.Name"><text:span text:style-name="T10">scaling</text:span></text:span><text:span text:style-name="ch2_5f_arduino.Text.Whitespace"><text:span text:style-name="T10"> </text:span></text:span><text:span text:style-name="ch2_5f_arduino.Name"><text:span text:style-name="T10">them</text:span></text:span><text:span text:style-name="ch2_5f_arduino.Text.Whitespace"><text:span text:style-name="T10"> </text:span></text:span><text:span text:style-name="ch2_5f_arduino.Name"><text:span text:style-name="T10">relative</text:span></text:span><text:span text:style-name="ch2_5f_arduino.Text.Whitespace"><text:span text:style-name="T10"> </text:span></text:span><text:span text:style-name="ch2_5f_arduino.Name"><text:span text:style-name="T10">to</text:span></text:span><text:span text:style-name="ch2_5f_arduino.Text.Whitespace"><text:span text:style-name="T10"> </text:span></text:span><text:span text:style-name="ch2_5f_arduino.Name"><text:span text:style-name="T10">their</text:span></text:span><text:span text:style-name="ch2_5f_arduino.Text.Whitespace"><text:span text:style-name="T10"> </text:span></text:span><text:span text:style-name="ch2_5f_arduino.Name"><text:span text:style-name="T10">portions</text:span></text:span><text:span text:style-name="ch2_5f_arduino.Text.Whitespace"><text:span text:style-name="T10"> </text:span></text:span><text:span text:style-name="ch2_5f_arduino.Name"><text:span text:style-name="T10">of</text:span></text:span><text:span text:style-name="ch2_5f_arduino.Text.Whitespace"><text:span text:style-name="T10"> </text:span></text:span><text:span text:style-name="ch2_5f_arduino.Name"><text:span text:style-name="T10">the</text:span></text:span><text:span text:style-name="ch2_5f_arduino.Text.Whitespace"><text:span text:style-name="T10"> </text:span></text:span><text:span text:style-name="ch2_5f_arduino.Name"><text:span text:style-name="T10">original</text:span></text:span><text:span text:style-name="ch2_5f_arduino.Text.Whitespace"><text:span text:style-name="T10"> </text:span></text:span><text:span text:style-name="ch2_5f_arduino.Name"><text:span text:style-name="T10">centroid</text:span></text:span><text:span text:style-name="ch2_5f_arduino.Text.Whitespace"><text:span text:style-name="T10"> </text:span></text:span><text:span text:style-name="ch2_5f_arduino.Name"><text:span text:style-name="T10">size.</text:span></text:span></text:p>
      <text:p text:style-name="P14"><text:span text:style-name="ch2_5f_arduino.Text.Whitespace"><text:span text:style-name="T10"/></text:span></text:p>
      <text:p text:style-name="P14"><text:span text:style-name="ch2_5f_arduino.Name"><text:span text:style-name="T10">coords3</text:span></text:span><text:span text:style-name="ch2_5f_arduino.Text.Whitespace"><text:span text:style-name="T10"> </text:span></text:span><text:span text:style-name="ch2_5f_arduino.Operator"><text:span text:style-name="T10">&lt;-</text:span></text:span><text:span text:style-name="ch2_5f_arduino.Text.Whitespace"><text:span text:style-name="T10"> </text:span></text:span><text:span text:style-name="ch2_5f_arduino.Name.Function"><text:span text:style-name="T10">combine.subsets</text:span></text:span><text:span text:style-name="ch2_5f_arduino.Punctuation"><text:span text:style-name="T10">(</text:span></text:span><text:span text:style-name="ch2_5f_arduino.Name"><text:span text:style-name="T10">GPA.h1</text:span></text:span><text:span text:style-name="ch2_5f_arduino.Punctuation"><text:span text:style-name="T10">,</text:span></text:span><text:span text:style-name="ch2_5f_arduino.Text.Whitespace"><text:span text:style-name="T10"> </text:span></text:span><text:span text:style-name="ch2_5f_arduino.Name"><text:span text:style-name="T10">GPA.t</text:span></text:span><text:span text:style-name="ch2_5f_arduino.Punctuation"><text:span text:style-name="T10">,</text:span></text:span><text:span text:style-name="ch2_5f_arduino.Text.Whitespace"><text:span text:style-name="T10"> </text:span></text:span><text:span text:style-name="ch2_5f_arduino.Name"><text:span text:style-name="T10">gpa</text:span></text:span><text:span text:style-name="ch2_5f_arduino.Text.Whitespace"><text:span text:style-name="T10"> </text:span></text:span><text:span text:style-name="ch2_5f_arduino.Operator"><text:span text:style-name="T10">=</text:span></text:span><text:span text:style-name="ch2_5f_arduino.Text.Whitespace"><text:span text:style-name="T10"> </text:span></text:span><text:span text:style-name="ch2_5f_arduino.Keyword.Constant"><text:span text:style-name="T10">FALSE</text:span></text:span><text:span text:style-name="ch2_5f_arduino.Punctuation"><text:span text:style-name="T10">,</text:span></text:span><text:span text:style-name="ch2_5f_arduino.Text.Whitespace"><text:span text:style-name="T10"> </text:span></text:span><text:span text:style-name="ch2_5f_arduino.Name"><text:span text:style-name="T10">CS.sets</text:span></text:span><text:span text:style-name="ch2_5f_arduino.Text.Whitespace"><text:span text:style-name="T10"> </text:span></text:span><text:span text:style-name="ch2_5f_arduino.Operator"><text:span text:style-name="T10">=</text:span></text:span><text:span text:style-name="ch2_5f_arduino.Text.Whitespace"><text:span text:style-name="T10"> </text:span></text:span><text:span text:style-name="ch2_5f_arduino.Name.Function"><text:span text:style-name="T10">list</text:span></text:span><text:span text:style-name="ch2_5f_arduino.Punctuation"><text:span text:style-name="T10">(</text:span></text:span><text:span text:style-name="ch2_5f_arduino.Name"><text:span text:style-name="T10">GPA.h1</text:span></text:span><text:span text:style-name="ch2_5f_arduino.Operator"><text:span text:style-name="T10">$</text:span></text:span><text:span text:style-name="ch2_5f_arduino.Name"><text:span text:style-name="T10">Csize</text:span></text:span><text:span text:style-name="ch2_5f_arduino.Punctuation"><text:span text:style-name="T10">,</text:span></text:span><text:span text:style-name="ch2_5f_arduino.Text.Whitespace"><text:span text:style-name="T10"> </text:span></text:span><text:span text:style-name="ch2_5f_arduino.Name"><text:span text:style-name="T10">GPA.t</text:span></text:span><text:span text:style-name="ch2_5f_arduino.Operator"><text:span text:style-name="T10">$</text:span></text:span><text:span text:style-name="ch2_5f_arduino.Name"><text:span text:style-name="T10">Csize</text:span></text:span><text:span text:style-name="ch2_5f_arduino.Punctuation"><text:span text:style-name="T10">))</text:span></text:span><text:span text:style-name="ch2_5f_arduino.Operator"><text:span text:style-name="T10">$</text:span></text:span><text:span text:style-name="ch2_5f_arduino.Name"><text:span text:style-name="T10">coords</text:span></text:span></text:p>
      <text:p text:style-name="P14"><text:span text:style-name="ch2_5f_arduino.Name"><text:span text:style-name="T10">coords4</text:span></text:span><text:span text:style-name="ch2_5f_arduino.Text.Whitespace"><text:span text:style-name="T10"> </text:span></text:span><text:span text:style-name="ch2_5f_arduino.Operator"><text:span text:style-name="T10">&lt;-</text:span></text:span><text:span text:style-name="ch2_5f_arduino.Text.Whitespace"><text:span text:style-name="T10"> </text:span></text:span><text:span text:style-name="ch2_5f_arduino.Name.Function"><text:span text:style-name="T10">combine.subsets</text:span></text:span><text:span text:style-name="ch2_5f_arduino.Punctuation"><text:span text:style-name="T10">(</text:span></text:span><text:span text:style-name="ch2_5f_arduino.Name"><text:span text:style-name="T10">GPA.h2</text:span></text:span><text:span text:style-name="ch2_5f_arduino.Punctuation"><text:span text:style-name="T10">,</text:span></text:span><text:span text:style-name="ch2_5f_arduino.Text.Whitespace"><text:span text:style-name="T10"> </text:span></text:span><text:span text:style-name="ch2_5f_arduino.Name"><text:span text:style-name="T10">GPA.t</text:span></text:span><text:span text:style-name="ch2_5f_arduino.Punctuation"><text:span text:style-name="T10">,</text:span></text:span><text:span text:style-name="ch2_5f_arduino.Text.Whitespace"><text:span text:style-name="T10"> </text:span></text:span><text:span text:style-name="ch2_5f_arduino.Name"><text:span text:style-name="T10">gpa</text:span></text:span><text:span text:style-name="ch2_5f_arduino.Text.Whitespace"><text:span text:style-name="T10"> </text:span></text:span><text:span text:style-name="ch2_5f_arduino.Operator"><text:span text:style-name="T10">=</text:span></text:span><text:span text:style-name="ch2_5f_arduino.Text.Whitespace"><text:span text:style-name="T10"> </text:span></text:span><text:span text:style-name="ch2_5f_arduino.Keyword.Constant"><text:span text:style-name="T10">FALSE</text:span></text:span><text:span text:style-name="ch2_5f_arduino.Punctuation"><text:span text:style-name="T10">,</text:span></text:span><text:span text:style-name="ch2_5f_arduino.Text.Whitespace"><text:span text:style-name="T10"> </text:span></text:span><text:span text:style-name="ch2_5f_arduino.Name"><text:span text:style-name="T10">CS.sets</text:span></text:span><text:span text:style-name="ch2_5f_arduino.Text.Whitespace"><text:span text:style-name="T10"> </text:span></text:span><text:span text:style-name="ch2_5f_arduino.Operator"><text:span text:style-name="T10">=</text:span></text:span><text:span text:style-name="ch2_5f_arduino.Text.Whitespace"><text:span text:style-name="T10"> </text:span></text:span><text:span text:style-name="ch2_5f_arduino.Name.Function"><text:span text:style-name="T10">list</text:span></text:span><text:span text:style-name="ch2_5f_arduino.Punctuation"><text:span text:style-name="T10">(</text:span></text:span><text:span text:style-name="ch2_5f_arduino.Name"><text:span text:style-name="T10">GPA.h2</text:span></text:span><text:span text:style-name="ch2_5f_arduino.Operator"><text:span text:style-name="T10">$</text:span></text:span><text:span text:style-name="ch2_5f_arduino.Name"><text:span text:style-name="T10">Csize</text:span></text:span><text:span text:style-name="ch2_5f_arduino.Punctuation"><text:span text:style-name="T10">,</text:span></text:span><text:span text:style-name="ch2_5f_arduino.Text.Whitespace"><text:span text:style-name="T10"> </text:span></text:span><text:span text:style-name="ch2_5f_arduino.Name"><text:span text:style-name="T10">GPA.t</text:span></text:span><text:span text:style-name="ch2_5f_arduino.Operator"><text:span text:style-name="T10">$</text:span></text:span><text:span text:style-name="ch2_5f_arduino.Name"><text:span text:style-name="T10">Csize</text:span></text:span><text:span text:style-name="ch2_5f_arduino.Punctuation"><text:span text:style-name="T10">))</text:span></text:span><text:span text:style-name="ch2_5f_arduino.Operator"><text:span text:style-name="T10">$</text:span></text:span><text:span text:style-name="ch2_5f_arduino.Name"><text:span text:style-name="T10">coords</text:span></text:span></text:p>
      <text:p text:style-name="P16"><text:span text:style-name="ch2_5f_arduino.Name"><text:span text:style-name="T13">MT3</text:span></text:span><text:span text:style-name="ch2_5f_arduino.Text.Whitespace"><text:span text:style-name="T9"> </text:span></text:span><text:span text:style-name="ch2_5f_arduino.Operator"><text:span text:style-name="T13">&lt;-</text:span></text:span><text:span text:style-name="ch2_5f_arduino.Text.Whitespace"><text:span text:style-name="T9"> </text:span></text:span><text:span text:style-name="ch2_5f_arduino.Name.Function"><text:span text:style-name="T13">modularity.test</text:span></text:span><text:span text:style-name="ch2_5f_arduino.Punctuation"><text:span text:style-name="T9">(</text:span></text:span><text:span text:style-name="ch2_5f_arduino.Name"><text:span text:style-name="T13">coords3</text:span></text:span><text:span text:style-name="ch2_5f_arduino.Punctuation"><text:span text:style-name="T9">,</text:span></text:span><text:span text:style-name="ch2_5f_arduino.Text.Whitespace"><text:span text:style-name="T9"> </text:span></text:span><text:a xlink:type="simple" xlink:href="http://partition.gp/" office:target-frame-name="_blank" xlink:show="new" text:style-name="Internet_20_link" text:visited-style-name="Visited_20_Internet_20_Link"><text:span text:style-name="ch2_5f_arduino.Name"><text:span text:style-name="T13">partition.gp</text:span></text:span></text:a><text:span text:style-name="ch2_5f_arduino.Text.Whitespace"><text:span text:style-name="T9"> </text:span></text:span><text:span text:style-name="ch2_5f_arduino.Operator"><text:span text:style-name="T13">=</text:span></text:span><text:span text:style-name="ch2_5f_arduino.Text.Whitespace"><text:span text:style-name="T9"> </text:span></text:span><text:span text:style-name="ch2_5f_arduino.Name"><text:span text:style-name="T13">gp</text:span></text:span><text:span text:style-name="ch2_5f_arduino.Punctuation"><text:span text:style-name="T9">)</text:span></text:span></text:p>
      <text:p text:style-name="P16"><text:span text:style-name="ch2_5f_arduino.Name"><text:span text:style-name="T13">MT4</text:span></text:span><text:span text:style-name="ch2_5f_arduino.Text.Whitespace"><text:span text:style-name="T9"> </text:span></text:span><text:span text:style-name="ch2_5f_arduino.Operator"><text:span text:style-name="T13">&lt;-</text:span></text:span><text:span text:style-name="ch2_5f_arduino.Text.Whitespace"><text:span text:style-name="T9"> </text:span></text:span><text:span text:style-name="ch2_5f_arduino.Name.Function"><text:span text:style-name="T13">modularity.test</text:span></text:span><text:span text:style-name="ch2_5f_arduino.Punctuation"><text:span text:style-name="T9">(</text:span></text:span><text:span text:style-name="ch2_5f_arduino.Name"><text:span text:style-name="T13">coords4</text:span></text:span><text:span text:style-name="ch2_5f_arduino.Punctuation"><text:span text:style-name="T9">,</text:span></text:span><text:span text:style-name="ch2_5f_arduino.Text.Whitespace"><text:span text:style-name="T9"> </text:span></text:span><text:a xlink:type="simple" xlink:href="http://partition.gp/" office:target-frame-name="_blank" xlink:show="new" text:style-name="Internet_20_link" text:visited-style-name="Visited_20_Internet_20_Link"><text:span text:style-name="ch2_5f_arduino.Name"><text:span text:style-name="T13">partition.gp</text:span></text:span></text:a><text:span text:style-name="ch2_5f_arduino.Text.Whitespace"><text:span text:style-name="T9"> </text:span></text:span><text:span text:style-name="ch2_5f_arduino.Operator"><text:span text:style-name="T13">=</text:span></text:span><text:span text:style-name="ch2_5f_arduino.Text.Whitespace"><text:span text:style-name="T9"> </text:span></text:span><text:span text:style-name="ch2_5f_arduino.Name"><text:span text:style-name="T13">gp</text:span></text:span><text:span text:style-name="ch2_5f_arduino.Punctuation"><text:span text:style-name="T9">)</text:span></text:span></text:p>
      <text:p text:style-name="P14"><text:span text:style-name="ch2_5f_arduino.Name"><text:span text:style-name="T10">MT3</text:span></text:span><text:span text:style-name="ch2_5f_arduino.Text.Whitespace"><text:span text:style-name="T10"><text:line-break/></text:span></text:span><text:span text:style-name="ch2_5f_arduino.Name"><text:span text:style-name="T10">CR</text:span></text:span><text:span text:style-name="ch2_5f_arduino.Operator"><text:span text:style-name="T10">:</text:span></text:span><text:span text:style-name="ch2_5f_arduino.Text.Whitespace"><text:span text:style-name="T10"> </text:span></text:span><text:span text:style-name="ch2_5f_arduino.Literal.Number"><text:span text:style-name="T10">0.816</text:span></text:span></text:p>
      <text:p text:style-name="P14"><text:span text:style-name="ch2_5f_arduino.Name"><text:span text:style-name="T10">P</text:span></text:span><text:span text:style-name="ch2_5f_arduino.Operator"><text:span text:style-name="T10">-</text:span></text:span><text:span text:style-name="ch2_5f_arduino.Name"><text:span text:style-name="T10">value</text:span></text:span><text:span text:style-name="ch2_5f_arduino.Operator"><text:span text:style-name="T10">:</text:span></text:span><text:span text:style-name="ch2_5f_arduino.Text.Whitespace"><text:span text:style-name="T10"> </text:span></text:span><text:span text:style-name="ch2_5f_arduino.Literal.Number"><text:span text:style-name="T10">0.001</text:span></text:span></text:p>
      <text:p text:style-name="P14"><text:span text:style-name="ch2_5f_arduino.Name"><text:span text:style-name="T10">Effect</text:span></text:span><text:span text:style-name="ch2_5f_arduino.Text.Whitespace"><text:span text:style-name="T10"> </text:span></text:span><text:span text:style-name="ch2_5f_arduino.Name"><text:span text:style-name="T10">Size</text:span></text:span><text:span text:style-name="ch2_5f_arduino.Operator"><text:span text:style-name="T10">:</text:span></text:span><text:span text:style-name="ch2_5f_arduino.Text.Whitespace"><text:span text:style-name="T10"> </text:span></text:span><text:span text:style-name="ch2_5f_arduino.Literal.Number"><text:span text:style-name="T10">-3.9441</text:span></text:span></text:p>
      <text:p text:style-name="P14"><text:span text:style-name="ch2_5f_arduino.Name"><text:span text:style-name="T10">Based</text:span></text:span><text:span text:style-name="ch2_5f_arduino.Text.Whitespace"><text:span text:style-name="T10"> </text:span></text:span><text:span text:style-name="ch2_5f_arduino.Name"><text:span text:style-name="T10">on</text:span></text:span><text:span text:style-name="ch2_5f_arduino.Text.Whitespace"><text:span text:style-name="T10"> </text:span></text:span><text:span text:style-name="ch2_5f_arduino.Literal.Number"><text:span text:style-name="T10">1000</text:span></text:span><text:span text:style-name="ch2_5f_arduino.Text.Whitespace"><text:span text:style-name="T10"> </text:span></text:span><text:span text:style-name="ch2_5f_arduino.Name"><text:span text:style-name="T10">random</text:span></text:span><text:span text:style-name="ch2_5f_arduino.Text.Whitespace"><text:span text:style-name="T10"> </text:span></text:span><text:span text:style-name="ch2_5f_arduino.Name"><text:span text:style-name="T10">permutations</text:span></text:span></text:p>
      <text:p text:style-name="P14"><text:span text:style-name="ch2_5f_arduino.Name"><text:span text:style-name="T10">MT4</text:span></text:span></text:p>
      <text:p text:style-name="P14"><text:span text:style-name="ch2_5f_arduino.Name"><text:span text:style-name="T10">CR</text:span></text:span><text:span text:style-name="ch2_5f_arduino.Operator"><text:span text:style-name="T10">:</text:span></text:span><text:span text:style-name="ch2_5f_arduino.Text.Whitespace"><text:span text:style-name="T10"> </text:span></text:span><text:span text:style-name="ch2_5f_arduino.Literal.Number"><text:span text:style-name="T10">0.8535</text:span></text:span></text:p>
      <text:p text:style-name="P14"><text:span text:style-name="ch2_5f_arduino.Name"><text:span text:style-name="T10">P</text:span></text:span><text:span text:style-name="ch2_5f_arduino.Operator"><text:span text:style-name="T10">-</text:span></text:span><text:span text:style-name="ch2_5f_arduino.Name"><text:span text:style-name="T10">value</text:span></text:span><text:span text:style-name="ch2_5f_arduino.Operator"><text:span text:style-name="T10">:</text:span></text:span><text:span text:style-name="ch2_5f_arduino.Text.Whitespace"><text:span text:style-name="T10"> </text:span></text:span><text:span text:style-name="ch2_5f_arduino.Literal.Number"><text:span text:style-name="T10">0.001</text:span></text:span></text:p>
      <text:p text:style-name="P14"><text:span text:style-name="ch2_5f_arduino.Name"><text:span text:style-name="T10">Effect</text:span></text:span><text:span text:style-name="ch2_5f_arduino.Text.Whitespace"><text:span text:style-name="T10"> </text:span></text:span><text:span text:style-name="ch2_5f_arduino.Name"><text:span text:style-name="T10">Size</text:span></text:span><text:span text:style-name="ch2_5f_arduino.Operator"><text:span text:style-name="T10">:</text:span></text:span><text:span text:style-name="ch2_5f_arduino.Text.Whitespace"><text:span text:style-name="T10"> </text:span></text:span><text:span text:style-name="ch2_5f_arduino.Literal.Number"><text:span text:style-name="T10">-3.8325</text:span></text:span></text:p>
      <text:p text:style-name="P14"><text:span text:style-name="ch2_5f_arduino.Name"><text:span text:style-name="T10">Based</text:span></text:span><text:span text:style-name="ch2_5f_arduino.Text.Whitespace"><text:span text:style-name="T10"> </text:span></text:span><text:span text:style-name="ch2_5f_arduino.Name"><text:span text:style-name="T10">on</text:span></text:span><text:span text:style-name="ch2_5f_arduino.Text.Whitespace"><text:span text:style-name="T10"> </text:span></text:span><text:span text:style-name="ch2_5f_arduino.Literal.Number"><text:span text:style-name="T10">1000</text:span></text:span><text:span text:style-name="ch2_5f_arduino.Text.Whitespace"><text:span text:style-name="T10"> </text:span></text:span><text:span text:style-name="ch2_5f_arduino.Name"><text:span text:style-name="T10">random</text:span></text:span><text:span text:style-name="ch2_5f_arduino.Text.Whitespace"><text:span text:style-name="T10"> </text:span></text:span><text:span text:style-name="ch2_5f_arduino.Name"><text:span text:style-name="T10">permutations</text:span></text:span></text:p>
      <text:p text:style-name="P14"><text:span text:style-name="ch2_5f_arduino.Name"><text:span text:style-name="T10">IT3</text:span></text:span><text:span text:style-name="ch2_5f_arduino.Text.Whitespace"><text:span text:style-name="T10"> </text:span></text:span><text:span text:style-name="ch2_5f_arduino.Operator"><text:span text:style-name="T10">&lt;-</text:span></text:span><text:span text:style-name="ch2_5f_arduino.Text.Whitespace"><text:span text:style-name="T10"> </text:span></text:span><text:span text:style-name="ch2_5f_arduino.Name.Function"><text:span text:style-name="T10">integration.test</text:span></text:span><text:span text:style-name="ch2_5f_arduino.Punctuation"><text:span text:style-name="T10">(</text:span></text:span><text:span text:style-name="ch2_5f_arduino.Name"><text:span text:style-name="T10">coords3</text:span></text:span><text:span text:style-name="ch2_5f_arduino.Punctuation"><text:span text:style-name="T10">,</text:span></text:span></text:p>
      <text:p text:style-name="P16"><text:a xlink:type="simple" xlink:href="http://partition.gp/" office:target-frame-name="_blank" xlink:show="new" text:style-name="Internet_20_link" text:visited-style-name="Visited_20_Internet_20_Link"><text:span text:style-name="ch2_5f_arduino.Name"><text:span text:style-name="T13">partition.gp</text:span></text:span></text:a><text:span text:style-name="ch2_5f_arduino.Text.Whitespace"><text:span text:style-name="T9"> </text:span></text:span><text:span text:style-name="ch2_5f_arduino.Operator"><text:span text:style-name="T13">=</text:span></text:span><text:span text:style-name="ch2_5f_arduino.Text.Whitespace"><text:span text:style-name="T9"> </text:span></text:span><text:span text:style-name="ch2_5f_arduino.Name"><text:span text:style-name="T13">gp</text:span></text:span><text:span text:style-name="ch2_5f_arduino.Punctuation"><text:span text:style-name="T9">)</text:span></text:span></text:p>
      <text:p text:style-name="P16"><text:span text:style-name="ch2_5f_arduino.Name"><text:span text:style-name="T13">IT4</text:span></text:span><text:span text:style-name="ch2_5f_arduino.Text.Whitespace"><text:span text:style-name="T9"> </text:span></text:span><text:span text:style-name="ch2_5f_arduino.Operator"><text:span text:style-name="T13">&lt;-</text:span></text:span><text:span text:style-name="ch2_5f_arduino.Text.Whitespace"><text:span text:style-name="T9"> </text:span></text:span><text:span text:style-name="ch2_5f_arduino.Name.Function"><text:span text:style-name="T13">integration.test</text:span></text:span><text:span text:style-name="ch2_5f_arduino.Punctuation"><text:span text:style-name="T9">(</text:span></text:span><text:span text:style-name="ch2_5f_arduino.Name"><text:span text:style-name="T13">coords4</text:span></text:span><text:span text:style-name="ch2_5f_arduino.Punctuation"><text:span text:style-name="T9">,</text:span></text:span><text:span text:style-name="ch2_5f_arduino.Text.Whitespace"><text:span text:style-name="T9"> </text:span></text:span><text:a xlink:type="simple" xlink:href="http://partition.gp/" office:target-frame-name="_blank" xlink:show="new" text:style-name="Internet_20_link" text:visited-style-name="Visited_20_Internet_20_Link"><text:span text:style-name="ch2_5f_arduino.Name"><text:span text:style-name="T13">partition.gp</text:span></text:span></text:a><text:span text:style-name="ch2_5f_arduino.Text.Whitespace"><text:span text:style-name="T9"> </text:span></text:span><text:span text:style-name="ch2_5f_arduino.Operator"><text:span text:style-name="T13">=</text:span></text:span><text:span text:style-name="ch2_5f_arduino.Text.Whitespace"><text:span text:style-name="T9"> </text:span></text:span><text:span text:style-name="ch2_5f_arduino.Name"><text:span text:style-name="T13">gp</text:span></text:span><text:span text:style-name="ch2_5f_arduino.Punctuation"><text:span text:style-name="T9">)</text:span></text:span></text:p>
      <text:p text:style-name="P14"><text:span text:style-name="ch2_5f_arduino.Name"><text:span text:style-name="T10">IT3</text:span></text:span></text:p>
      <text:p text:style-name="P14"><text:span text:style-name="ch2_5f_arduino.Name"><text:span text:style-name="T10">r</text:span></text:span><text:span text:style-name="ch2_5f_arduino.Operator"><text:span text:style-name="T10">-</text:span></text:span><text:span text:style-name="ch2_5f_arduino.Name"><text:span text:style-name="T10">PLS</text:span></text:span><text:span text:style-name="ch2_5f_arduino.Operator"><text:span text:style-name="T10">:</text:span></text:span><text:span text:style-name="ch2_5f_arduino.Text.Whitespace"><text:span text:style-name="T10"> </text:span></text:span><text:span text:style-name="ch2_5f_arduino.Literal.Number"><text:span text:style-name="T10">0.855</text:span></text:span></text:p>
      <text:p text:style-name="P14"><text:span text:style-name="ch2_5f_arduino.Name"><text:span text:style-name="T10">Effect</text:span></text:span><text:span text:style-name="ch2_5f_arduino.Text.Whitespace"><text:span text:style-name="T10"> </text:span></text:span><text:span text:style-name="ch2_5f_arduino.Name.Function"><text:span text:style-name="T10">Size </text:span></text:span><text:span text:style-name="ch2_5f_arduino.Punctuation"><text:span text:style-name="T10">(</text:span></text:span><text:span text:style-name="ch2_5f_arduino.Name"><text:span text:style-name="T10">Z</text:span></text:span><text:span text:style-name="ch2_5f_arduino.Punctuation"><text:span text:style-name="T10">)</text:span></text:span><text:span text:style-name="ch2_5f_arduino.Operator"><text:span text:style-name="T10">:</text:span></text:span><text:span text:style-name="ch2_5f_arduino.Text.Whitespace"><text:span text:style-name="T10"> </text:span></text:span><text:span text:style-name="ch2_5f_arduino.Literal.Number"><text:span text:style-name="T10">5.3741</text:span></text:span></text:p>
      <text:p text:style-name="P14"><text:span text:style-name="ch2_5f_arduino.Name"><text:span text:style-name="T10">P</text:span></text:span><text:span text:style-name="ch2_5f_arduino.Operator"><text:span text:style-name="T10">-</text:span></text:span><text:span text:style-name="ch2_5f_arduino.Name"><text:span text:style-name="T10">value</text:span></text:span><text:span text:style-name="ch2_5f_arduino.Operator"><text:span text:style-name="T10">:</text:span></text:span><text:span text:style-name="ch2_5f_arduino.Text.Whitespace"><text:span text:style-name="T10"> </text:span></text:span><text:span text:style-name="ch2_5f_arduino.Literal.Number"><text:span text:style-name="T10">0.001</text:span></text:span></text:p>
      <text:p text:style-name="P14"><text:span text:style-name="ch2_5f_arduino.Name"><text:span text:style-name="T10">Based</text:span></text:span><text:span text:style-name="ch2_5f_arduino.Text.Whitespace"><text:span text:style-name="T10"> </text:span></text:span><text:span text:style-name="ch2_5f_arduino.Name"><text:span text:style-name="T10">on</text:span></text:span><text:span text:style-name="ch2_5f_arduino.Text.Whitespace"><text:span text:style-name="T10"> </text:span></text:span><text:span text:style-name="ch2_5f_arduino.Literal.Number"><text:span text:style-name="T10">1000</text:span></text:span><text:span text:style-name="ch2_5f_arduino.Text.Whitespace"><text:span text:style-name="T10"> </text:span></text:span><text:span text:style-name="ch2_5f_arduino.Name"><text:span text:style-name="T10">random</text:span></text:span><text:span text:style-name="ch2_5f_arduino.Text.Whitespace"><text:span text:style-name="T10"> </text:span></text:span><text:span text:style-name="ch2_5f_arduino.Name"><text:span text:style-name="T10">permutations</text:span></text:span></text:p>
      <text:p text:style-name="P14"><text:span text:style-name="ch2_5f_arduino.Name"><text:span text:style-name="T10">IT4</text:span></text:span></text:p>
      <text:p text:style-name="P14"><text:span text:style-name="ch2_5f_arduino.Name"><text:span text:style-name="T10">r</text:span></text:span><text:span text:style-name="ch2_5f_arduino.Operator"><text:span text:style-name="T10">-</text:span></text:span><text:span text:style-name="ch2_5f_arduino.Name"><text:span text:style-name="T10">PLS</text:span></text:span><text:span text:style-name="ch2_5f_arduino.Operator"><text:span text:style-name="T10">:</text:span></text:span><text:span text:style-name="ch2_5f_arduino.Text.Whitespace"><text:span text:style-name="T10"> </text:span></text:span><text:span text:style-name="ch2_5f_arduino.Literal.Number"><text:span text:style-name="T10">0.876</text:span></text:span></text:p>
      <text:p text:style-name="P14"><text:span text:style-name="ch2_5f_arduino.Name"><text:span text:style-name="T10">Effect</text:span></text:span><text:span text:style-name="ch2_5f_arduino.Text.Whitespace"><text:span text:style-name="T10"> </text:span></text:span><text:span text:style-name="ch2_5f_arduino.Name.Function"><text:span text:style-name="T10">Size </text:span></text:span><text:span text:style-name="ch2_5f_arduino.Punctuation"><text:span text:style-name="T10">(</text:span></text:span><text:span text:style-name="ch2_5f_arduino.Name"><text:span text:style-name="T10">Z</text:span></text:span><text:span text:style-name="ch2_5f_arduino.Punctuation"><text:span text:style-name="T10">)</text:span></text:span><text:span text:style-name="ch2_5f_arduino.Operator"><text:span text:style-name="T10">:</text:span></text:span><text:span text:style-name="ch2_5f_arduino.Text.Whitespace"><text:span text:style-name="T10"> </text:span></text:span><text:span text:style-name="ch2_5f_arduino.Literal.Number"><text:span text:style-name="T10">5.5577</text:span></text:span></text:p>
      <text:p text:style-name="P14"><text:span text:style-name="ch2_5f_arduino.Name"><text:span text:style-name="T10">P</text:span></text:span><text:span text:style-name="ch2_5f_arduino.Operator"><text:span text:style-name="T10">-</text:span></text:span><text:span text:style-name="ch2_5f_arduino.Name"><text:span text:style-name="T10">value</text:span></text:span><text:span text:style-name="ch2_5f_arduino.Operator"><text:span text:style-name="T10">:</text:span></text:span><text:span text:style-name="ch2_5f_arduino.Text.Whitespace"><text:span text:style-name="T10"> </text:span></text:span><text:span text:style-name="ch2_5f_arduino.Literal.Number"><text:span text:style-name="T10">0.001</text:span></text:span></text:p>
      <text:p text:style-name="P14"><text:span text:style-name="ch2_5f_arduino.Name"><text:span text:style-name="T10">Based</text:span></text:span><text:span text:style-name="ch2_5f_arduino.Text.Whitespace"><text:span text:style-name="T10"> </text:span></text:span><text:span text:style-name="ch2_5f_arduino.Name"><text:span text:style-name="T10">on</text:span></text:span><text:span text:style-name="ch2_5f_arduino.Text.Whitespace"><text:span text:style-name="T10"> </text:span></text:span><text:span text:style-name="ch2_5f_arduino.Literal.Number"><text:span text:style-name="T10">1000</text:span></text:span><text:span text:style-name="ch2_5f_arduino.Text.Whitespace"><text:span text:style-name="T10"> </text:span></text:span><text:span text:style-name="ch2_5f_arduino.Name"><text:span text:style-name="T10">random</text:span></text:span><text:span text:style-name="ch2_5f_arduino.Text.Whitespace"><text:span text:style-name="T10"> </text:span></text:span><text:span text:style-name="ch2_5f_arduino.Name"><text:span text:style-name="T10">permutations</text:span></text:span></text:p>
      <text:p text:style-name="P5"/>
      <text:p text:style-name="P5">As the results show, the arbitrary scale and rotation of separately superimposed configurations will influence measures of modularity and integration. How can it be advised to break configurations into modules and perform Procrustes superimposition if it knowingly alters results based on arbitrary decisions that should not alter results?</text:p>
      <text:p text:style-name="P5"/>
      <text:p text:style-name="P12">I encourage the authors to either avoid succumbing to the poor advice made my Cardini (2019) or bury these results in the supporting material, much as they did with EMMLi results, and limit the obfuscation of the results they have with full configurations.</text:p>
      <text:p text:style-name="P5"/>
      <text:p text:style-name="P2"><text:span text:style-name="T1">Having said this, I would also like to address the general definition of modules, and the difference between a shape and morphological representation. </text:span><text:span text:style-name="T4">One might imagine an example with primates, where researchers digitize both the humerus and ulna for forelimbs. Each bone has a shape, but do they have a shape together as an articulated structure?</text:span><text:span text:style-name="T1"> One might posit that they do, if the angle or </text:span><text:soft-page-break/><text:span text:style-name="T1">articulation between the bones is fixed but analytically, this would be no different than making sure the bones are laid next to each other in a parallel fashion while digitizing (or augmenting this after separate digitization), a procedure analogous to some degree with what the authors did to include mandibles as portions of the overall configuration and thus, possible modules in analysis. However, </text:span><text:span text:style-name="T4">one could also digitize separately the bones, or mandibles and head capsules, and simply combine the data (see Collyer et al., 2020), but this would have, in essence, the same problem as separate superimpositions for modularity analysi</text:span><text:span text:style-name="T1">s, as rotation of the separate configurations (if not scale) would be arbitrary. </text:span><text:span text:style-name="T4">It would not be an issue, however, if the separate structures were considered modules, a priori, for investigations of integration; i.e., completely separate structures with their own shapes that can be integrated,</text:span><text:span text:style-name="T1"> which as I explain below, might not be much different than considering if they compose together a functional unit (I'll refrain from calling this a module).<text:line-break/><text:line-break/>When I think of modularity, I like to think of a single structure, like a skull, comprising multiple potentially independent units, like dermal bones, whose geometric relationships with each other are rather fixed but might still have some developmental independence. This can be troublesome, as </text:span><text:span text:style-name="T4">some landmarks might be defined at the border of such bones and could potentially exist in more than one module, but one thing that would not be ambiguous is the covariances among the landmarks</text:span><text:span text:style-name="T1"> in such a case, given that Procrustes superimposition was used to produce coordinates as data. Whether a landmark is assigned to module A or module B as a hypothesis does not change the covariances between it and other landmarks. With articulated or completely separate structures, like mandibles, the covariances are certainly arbitrary for defining modularity. To my way of thinking, mandibles are already separate structures and do not need to be arbitrarily combined with the head capsule as one structure, only to be arbitrarily separated again as if a module of the unified structure.<text:line-break/><text:line-break/></text:span><text:span text:style-name="T4">I think an important way to think about this is that structures can have shapes and a morphological system can have a set of structures, each with shapes. </text:span><text:span text:style-name="T1">(I recognize that the entirety of an organism can have a shape but that perspective is usually reserved for organisms that have simpler body plans, perhaps like some fish, and for landmark configurations that do not include articulated structures, like fins.) I see the head and mandibles as a morphological system rather than a structure.  The authors could have detached the mandibles from every head, digitized them separately, and should not lose any inferential acuity. Said another way, the authors should not have to contrive a method of affixing mandibles in a position to make them a comparable part of the head (although doing so only for digitization should not be an issue for digitization). If viewed as parts of a morphological system, does it really matter whether one is assembling covariances as a measure of integration or modularity?</text:span></text:p>
      <text:p text:style-name="P5"/>
      <text:p text:style-name="P5">What can be easily lost <text:span text:style-name="T7">in these analyses is that there is a single covariance matrix</text:span>, assumed to be immutable for observed statistics. If that covariance matrix is estimated and in one case a set of covariances are hypothesized to be within a module or hypothesized to be the covariances between modules, they do not change. As the authors are aware with these data, it is possible to have two putative modules that have strong covariances within modules but also have strong covariances between them, such that they are integrated. However, in terms of alternative modular hypotheses, in a case like this, it might not be easy, statistically, to disentangle whether fewer or more modules is a better hypothesis. This is a limitation with CR tests or EMMLi because neither can entertain a hierarchical modular hypothesis, where a module contains submodules that are integrated. <text:span text:style-name="T7">When </text:span><text:soft-page-break/><text:span text:style-name="T7">confronted with an inability to discern among hypotheses that break modules into smaller modules that are also significantly integrated, a biological interpretation must rely on examination of the covariances, something this manuscript lacks.</text:span></text:p>
      <text:p text:style-name="P5"/>
      <text:p text:style-name="P2"><text:span text:style-name="T1">An interesting thing about a modularity test (for CR) is just how simple is. Across random permutations, the covariance matrix is unchanged in terms of the covariances, but the order of covariances is changed within the matrix, resulting in many permutations of the same covariances split into different groups. One day (perhaps soon) a better test will be envisioned that allows within- and among-module permutations, and a better understanding of the spatial level change; a test of how modular a module is rather than whether a null hypothesis of no modularity can be rejected. </text:span><text:span text:style-name="T4">There is nothing to prevent this, however, in a qualitative, graphical sense. I think the manuscript would benefit from this kind of visual assistance. For example, let V be the covariance matrix (among landmark coordinates), something that could be extracted from the geomorph::gpagen function (using verbose = TRUE). </text:span><text:span text:style-name="T5">L</text:span><text:span text:style-name="T4">et hyp be a vector of hypothesized associations of landmarks with modules, in order. </text:span><text:span text:style-name="T5">F</text:span><text:span text:style-name="T4">or example, hyp &lt;- c(28, 29, 30, 31, 32, 33, ...) illustrates that the 10th and 11th landmarks in 3 dimensions are the first two landmarks placed into module 1. (There are certainly automated ways to make this vector.)  I recommend using the Matrix library, and something like</text:span></text:p>
      <text:p text:style-name="P12"/>
      <text:p text:style-name="P12">image(Matrix(abs(V[hyp, hyp])))</text:p>
      <text:p text:style-name="P5"/>
      <text:p text:style-name="P5">will show the covariance matrix, ordered by modules, and where covariances are strongest. The authors might be better able to discern<text:span text:style-name="T8"> among the modular hypotheses whether simpler hypotheses are better, because the integration covariances between submodules are consistent with the covariances within submodules, or more complex, because although significant, the covariances between submodules tend to be smaller in magnitude than those within submodules, in which case ascribing submodules as modules would be warranted. </text:span>We tried something like this in Burns et al. (2023). Although I do not wish to push my preferences strongly, without examination of the actual covariances, the approach by the authors makes it difficult to appreciate the biological relevance of their research results.</text:p>
      <text:p text:style-name="P5"/>
      <text:p text:style-name="P5">So, to summarize, I recommend the following.</text:p>
      <text:p text:style-name="P5"/>
      <text:p text:style-name="P2"><text:span text:style-name="T1">1. Consider the mandibles as distinct structures and test whether they are integrated with the rest of the head or potential modules within the head. Collapsing them into head modules does not seem needed, and one has to wonder if they were appropriately fixed in place when they could just have their own shapes. </text:span><text:span text:style-name="T2">(</text:span><text:span text:style-name="T1">Note that integration tests do not have consistent covariance matrices across permutations. The covariances between blocks do not need to have true spatial meaning.)</text:span></text:p>
      <text:p text:style-name="P5"/>
      <text:p text:style-name="P5">2. Eliminate or defer to the supporting material any consideration of separate superimpositions of *head capsule modules*. I hope I have demonstrated why this is a nuisance not worth worrying about in the main text. I found it a distraction to try to reconcile all results twice, and think about why effect sizes might be greater in one case or the other.</text:p>
      <text:p text:style-name="P5"/>
      <text:p text:style-name="P5">3. Produce and examine images of covariance matrices (same matrix sorted by different modular hypotheses).</text:p>
      <text:p text:style-name="P5"><text:soft-page-break/></text:p>
      <text:p text:style-name="P5">4. <text:span text:style-name="T8">Evaluate the alternative modular hypotheses with similar statistical support in light of the covariances within and between modules, not just the test statistic</text:span>s.</text:p>
      <text:p text:style-name="P5"/>
      <text:p text:style-name="P5">As the recommendations will require re-analysis of data, I do not wish to dive to deeply into critical evaluation of results and discussion that will likely change. However, below are some minor points that I noticed, in addition to the major ones above.</text:p>
      <text:p text:style-name="P5"/>
      <text:p text:style-name="P5">Minor issues:</text:p>
      <text:p text:style-name="P5">Line 145. I appreciate the authors desire to control for arbitrary position of the mandibles but question whether this method achieved a homologous fixing of points such that they are part of the head capsule. I think either an angular fixation (e.g., with shapeRotator; Vidal-García et al., 2018) or combining separate subsets of data (Collyer et al., 2020) would be better, and as explained above, whether the head comprising both the capsule and mandibles as a single structure with a shape should be questioned. It is okay to have different structures with their own shapes in morphological representation.</text:p>
      <text:p text:style-name="P5"/>
      <text:p text:style-name="P5">Line 156. Procrustes superimposition citing the functions from Claude (2008) is not sufficient for a description. I have no idea if a generalized Procrustes analysis was done. Was it a partial GPA (centroid size constrained to be 1)? Were configurations aligned to the first PC? In other words, there are so many functions in Claude 2008 that this description is too vague to be easily reproduced, something that should be possible with any published research.</text:p>
      <text:p text:style-name="P5"/>
      <text:p text:style-name="P5">Line 172. Please use the citation() function in R for packages used. The citation of geomorph is old and does not give credit to authors (like me) who make functions used in this manuscript available to researchers. Note that at line 227, the R Core Team should also be cited.</text:p>
      <text:p text:style-name="P8"/>
      <text:p text:style-name="P5">Lines 217-226. I was a bit surprised here that there were no correlation analyses performed for bite force and shape (via two-block PLS). I am not suggesting PLS should be substituted for that the analyses performed, but wouldn't it be nice to understand if the shape of the mandibles -- not just their asymmetries -- are correlated with bite force? Would bite force be more correlated with the ventral part of the head than the dorsal part of the head? The authors did plot bite force values against major component scores (Fig. 7) but this is not the same as obtaining the vector of maximum covariation, like with PLS.</text:p>
      <text:p text:style-name="P5"/>
      <text:p text:style-name="P6">References:<text:line-break/>Collyer, M. L., Davis, M. A., &amp; Adams, D. C. (2020). Making heads or tails of combined landmark configurations in geometric morphometric data. Evolutionary Biology, 47, 193-205.</text:p>
      <text:p text:style-name="P6">Burns, M. D., Collyer, M. L., &amp; Sidlauskas, B. L. (2023). Simultaneous integration and modularity underlie the exceptional body shape diversification of characiform fishes. Evolution, 77(3), 746-762.</text:p>
      <text:p text:style-name="P6">Vidal‐García, M., Bandara, L., &amp; Keogh, J. S. (2018). ShapeRotator: an R tool for standardized rigid rotations of articulated three‐dimensional structures with application for geometric morphometrics. Ecology and evolution, 8(9), 4669-4675.</text:p>
      <text:p text:style-name="P6"/>
      <text:p text:style-name="P6">Signed - Michael Collyer</text:p>
      <text:p text:style-name="P10">Reviewer: 2</text:p>
      <text:p text:style-name="P11">Comments to the Author</text:p>
      <text:p text:style-name="P3"><text:span text:style-name="T1">This is an interesting paper. A major strength is he inclusion of the bite force data and the prediction about optimal asymmetry which is really interesting. This could be unpacked a bit, though, as the thinking behind this is complex. I have no problems with the data analysis. For the morphometric results, </text:span><text:span text:style-name="T4">I would have liked to see 3D morphs which could fairly easily be created from the data available</text:span><text:span text:style-name="T1">. That is not necessary for the paper, but it would improve its readability. </text:span><text:span text:style-name="T3">I</text:span><text:span text:style-name="T1"> have some specific comments related to the theoretical background of the stdy which I think need to be addressed. These are:</text:span></text:p>
      <text:p text:style-name="P3"/>
      <text:p text:style-name="P3"><text:span text:style-name="T1">The term integration is used a bit loosely. </text:span><text:span text:style-name="T6">I</text:span><text:span text:style-name="T4">ntegration is the tendency for traits to covary. It is a dispositional property of developmental systems. So statements like “Integration between modules” don’t actually make sense. This should read “covariation between modules.”</text:span><text:span text:style-name="T1"> Such covariation can be evidence for integration, but covariation and integration are not the same thing (see Hallgrimsson et al 2009 for this). In the results section on line 248, for example, the title is “modularity and integration.” What is meant by integration here? Line 268 should read “covariation” and not “integration.”</text:span></text:p>
      <text:p text:style-name="P6"/>
      <text:p text:style-name="P6">Also, it would be good to clarify what is actually meant by modularity in the paper. Statements like “some degree of modularity” are confusing. Does that mean “sort of a module?”. The underlying issue here is the confounding of pattern and process. The evidence used to test the hypotheses about process consists of patterns of variation and covariation. When these things are conflated, confusion results. <text:span text:style-name="T7">Patterns of variation and covariation can provide weak evidence or partial evidence for the existence of a developmental module that is influencing covariance structure.</text:span> However, I am not sure that the statement that there is some degree of modularity makes sense. Modularity is different from integration in that it deals with how development is organized into component processes and structures. Integration refers to the tendency for developmental processes to produce covariation among traits. These concepts can be used without reference to each other, but they are not conflicting. They just mean different things. In reading the paper, I’m actually not sure whether the authors are really interested here in modularity or in integration. Either construction might work. The fact that they don’t make clear the theoretical underpinnings of the study makes this difficult to disentangle.</text:p>
      <text:p text:style-name="P6"/>
      <text:p text:style-name="P6">A similar issue occurs with the use of the term variability. See Wagner et al 1996 for this.  Variability is a dispositional property, while variation is the observation of differences in some particular contex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ch2_5f_arduino" style:display-name="ch2_arduino" style:family="text"/>
    <style:style style:name="ch2_5f_arduino.Comment" style:display-name="ch2_arduino.Comment" style:family="text" style:parent-style-name="ch2_5f_arduino">
      <style:text-properties fo:color="#95a5a6" loext:opacity="100%"/>
    </style:style>
    <style:style style:name="ch2_5f_arduino.Comment.Single" style:display-name="ch2_arduino.Comment.Single" style:family="text" style:parent-style-name="ch2_5f_arduino.Comment"/>
    <style:style style:name="ch2_5f_arduino.Keyword" style:display-name="ch2_arduino.Keyword" style:family="text" style:parent-style-name="ch2_5f_arduino">
      <style:text-properties fo:color="#728e00" loext:opacity="100%"/>
    </style:style>
    <style:style style:name="ch2_5f_arduino.Keyword.Constant" style:display-name="ch2_arduino.Keyword.Constant" style:family="text" style:parent-style-name="ch2_5f_arduino.Keyword">
      <style:text-properties fo:color="#00979d" loext:opacity="100%"/>
    </style:style>
    <style:style style:name="ch2_5f_arduino.Literal" style:display-name="ch2_arduino.Literal" style:family="text" style:parent-style-name="ch2_5f_arduino"/>
    <style:style style:name="ch2_5f_arduino.Literal.Number" style:display-name="ch2_arduino.Literal.Number" style:family="text" style:parent-style-name="ch2_5f_arduino.Literal">
      <style:text-properties fo:color="#8a7b52" loext:opacity="100%"/>
    </style:style>
    <style:style style:name="ch2_5f_arduino.Name" style:display-name="ch2_arduino.Name" style:family="text" style:parent-style-name="ch2_5f_arduino">
      <style:text-properties fo:color="#434f54" loext:opacity="100%"/>
    </style:style>
    <style:style style:name="ch2_5f_arduino.Name.Function" style:display-name="ch2_arduino.Name.Function" style:family="text" style:parent-style-name="ch2_5f_arduino.Name">
      <style:text-properties fo:color="#d35400" loext:opacity="100%"/>
    </style:style>
    <style:style style:name="ch2_5f_arduino.Operator" style:display-name="ch2_arduino.Operator" style:family="text" style:parent-style-name="ch2_5f_arduino">
      <style:text-properties fo:color="#728e00" loext:opacity="100%"/>
    </style:style>
    <style:style style:name="ch2_5f_arduino.Punctuation" style:display-name="ch2_arduino.Punctuation" style:family="text" style:parent-style-name="ch2_5f_arduino"/>
    <style:style style:name="ch2_5f_arduino.Text" style:display-name="ch2_arduino.Text" style:family="text" style:parent-style-name="ch2_5f_arduino"/>
    <style:style style:name="ch2_5f_arduino.Text.Whitespace" style:display-name="ch2_arduino.Text.Whitespace" style:family="text" style:parent-style-name="ch2_5f_arduino.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23T10:28:17.422338949</meta:creation-date>
    <dc:date>2024-02-05T10:05:14.013000000</dc:date>
    <meta:editing-duration>PT1H3M8S</meta:editing-duration>
    <meta:editing-cycles>13</meta:editing-cycles>
    <meta:generator>LibreOffice/7.3.2.2$Windows_X86_64 LibreOffice_project/49f2b1bff42cfccbd8f788c8dc32c1c309559be0</meta:generator>
    <meta:document-statistic meta:table-count="0" meta:image-count="0" meta:object-count="0" meta:page-count="8" meta:paragraph-count="117" meta:word-count="3930" meta:character-count="25513" meta:non-whitespace-character-count="21687"/>
  </office:meta>
</office:document-meta>
</file>